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TD LY</text:p>
          </table:table-cell>
          <table:table-cell office:value-type="string" calcext:value-type="string">
            <text:p>Pecent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www.goodcarbadcar.net/2011/01/ford-f-series-sales-figures.html" xlink:type="simple">Ford F-Series</text:a></text:p>
          </table:table-cell>
          <table:table-cell table:style-name="ce2" office:value-type="float" office:value="909330" calcext:value-type="float">
            <text:p>909330</text:p>
          </table:table-cell>
          <table:table-cell table:formula="of:=[.B2]/17179777" office:value-type="float" office:value="0.0529302563124073" calcext:value-type="float">
            <text:p>0.052930256312407</text:p>
          </table:table-cell>
          <table:table-cell table:formula="of:=[.C2]*100" office:value-type="float" office:value="5.29302563124073" calcext:value-type="float">
            <text:p>5.2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ram-sales-figures.html" xlink:type="simple">Ram Pickup</text:a></text:p>
          </table:table-cell>
          <table:table-cell table:style-name="ce2" office:value-type="float" office:value="536980" calcext:value-type="float">
            <text:p>536980</text:p>
          </table:table-cell>
          <table:table-cell table:formula="of:=[.B3]/17179777" office:value-type="float" office:value="0.0312565174740045" calcext:value-type="float">
            <text:p>0.031256517474005</text:p>
          </table:table-cell>
          <table:table-cell table:formula="of:=[.C3]*100" office:value-type="float" office:value="3.12565174740045" calcext:value-type="float">
            <text:p>3.1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silverado-sales-figures.html" xlink:type="simple">Chevrolet Silverado</text:a></text:p>
          </table:table-cell>
          <table:table-cell table:style-name="ce2" office:value-type="float" office:value="585582" calcext:value-type="float">
            <text:p>585582</text:p>
          </table:table-cell>
          <table:table-cell table:formula="of:=[.B4]/17179777" office:value-type="float" office:value="0.0340855413897398" calcext:value-type="float">
            <text:p>0.03408554138974</text:p>
          </table:table-cell>
          <table:table-cell table:formula="of:=[.C4]*100" office:value-type="float" office:value="3.40855413897398" calcext:value-type="float">
            <text:p>3.4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rav4-sales-figures.html" xlink:type="simple">Toyota RAV4</text:a></text:p>
          </table:table-cell>
          <table:table-cell table:style-name="ce2" office:value-type="float" office:value="427168" calcext:value-type="float">
            <text:p>427168</text:p>
          </table:table-cell>
          <table:table-cell table:formula="of:=[.B5]/17179777" office:value-type="float" office:value="0.0248645835158396" calcext:value-type="float">
            <text:p>0.02486458351584</text:p>
          </table:table-cell>
          <table:table-cell table:formula="of:=[.C5]*100" office:value-type="float" office:value="2.48645835158396" calcext:value-type="float">
            <text:p>2.4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cr-v-sales-figures.html" xlink:type="simple">Honda CR-V</text:a></text:p>
          </table:table-cell>
          <table:table-cell table:style-name="ce2" office:value-type="float" office:value="379021" calcext:value-type="float">
            <text:p>379021</text:p>
          </table:table-cell>
          <table:table-cell table:formula="of:=[.B6]/17179777" office:value-type="float" office:value="0.0220620442279315" calcext:value-type="float">
            <text:p>0.022062044227932</text:p>
          </table:table-cell>
          <table:table-cell table:formula="of:=[.C6]*100" office:value-type="float" office:value="2.20620442279315" calcext:value-type="float">
            <text:p>2.2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rogue-sales-figures.html" xlink:type="simple">Nissan Rogue</text:a></text:p>
          </table:table-cell>
          <table:table-cell table:style-name="ce2" office:value-type="float" office:value="412110" calcext:value-type="float">
            <text:p>412110</text:p>
          </table:table-cell>
          <table:table-cell table:formula="of:=[.B7]/17179777" office:value-type="float" office:value="0.023988087854691" calcext:value-type="float">
            <text:p>0.023988087854691</text:p>
          </table:table-cell>
          <table:table-cell table:formula="of:=[.C7]*100" office:value-type="float" office:value="2.3988087854691" calcext:value-type="float">
            <text:p>2.4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equinox-sales-figures.html" xlink:type="simple">Chevrolet Equinox</text:a></text:p>
          </table:table-cell>
          <table:table-cell table:style-name="ce2" office:value-type="float" office:value="332621" calcext:value-type="float">
            <text:p>332621</text:p>
          </table:table-cell>
          <table:table-cell table:formula="of:=[.B8]/17179777" office:value-type="float" office:value="0.0193611942692853" calcext:value-type="float">
            <text:p>0.019361194269285</text:p>
          </table:table-cell>
          <table:table-cell table:formula="of:=[.C8]*100" office:value-type="float" office:value="1.93611942692853" calcext:value-type="float">
            <text:p>1.9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camry-sales-figures.html" xlink:type="simple">Toyota Camry</text:a></text:p>
          </table:table-cell>
          <table:table-cell table:style-name="ce2" office:value-type="float" office:value="343439" calcext:value-type="float">
            <text:p>343439</text:p>
          </table:table-cell>
          <table:table-cell table:formula="of:=[.B9]/17179777" office:value-type="float" office:value="0.019990888123868" calcext:value-type="float">
            <text:p>0.019990888123868</text:p>
          </table:table-cell>
          <table:table-cell table:formula="of:=[.C9]*100" office:value-type="float" office:value="1.9990888123868" calcext:value-type="float">
            <text:p>2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civic-sales-figures.html" xlink:type="simple">Honda Civic</text:a></text:p>
          </table:table-cell>
          <table:table-cell table:style-name="ce2" office:value-type="float" office:value="325760" calcext:value-type="float">
            <text:p>325760</text:p>
          </table:table-cell>
          <table:table-cell table:formula="of:=[.B10]/17179777" office:value-type="float" office:value="0.0189618293648398" calcext:value-type="float">
            <text:p>0.01896182936484</text:p>
          </table:table-cell>
          <table:table-cell table:formula="of:=[.C10]*100" office:value-type="float" office:value="1.89618293648398" calcext:value-type="float">
            <text:p>1.9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08/total-toyota-corolla-sales-figures-usa-canada.html" xlink:type="simple">Toyota Corolla</text:a></text:p>
          </table:table-cell>
          <table:table-cell table:style-name="ce2" office:value-type="float" office:value="303732" calcext:value-type="float">
            <text:p>303732</text:p>
          </table:table-cell>
          <table:table-cell table:formula="of:=[.B11]/17179777" office:value-type="float" office:value="0.0176796241301619" calcext:value-type="float">
            <text:p>0.017679624130162</text:p>
          </table:table-cell>
          <table:table-cell table:formula="of:=[.C11]*100" office:value-type="float" office:value="1.76796241301619" calcext:value-type="float">
            <text:p>1.7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accord-sales-figures.html" xlink:type="simple">Honda Accord</text:a></text:p>
          </table:table-cell>
          <table:table-cell table:style-name="ce2" office:value-type="float" office:value="291071" calcext:value-type="float">
            <text:p>291071</text:p>
          </table:table-cell>
          <table:table-cell table:formula="of:=[.B12]/17179777" office:value-type="float" office:value="0.0169426529808856" calcext:value-type="float">
            <text:p>0.016942652980886</text:p>
          </table:table-cell>
          <table:table-cell table:formula="of:=[.C12]*100" office:value-type="float" office:value="1.69426529808856" calcext:value-type="float">
            <text:p>1.6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tacoma-sales-figures.html" xlink:type="simple">Toyota Tacoma</text:a></text:p>
          </table:table-cell>
          <table:table-cell table:style-name="ce2" office:value-type="float" office:value="245659" calcext:value-type="float">
            <text:p>245659</text:p>
          </table:table-cell>
          <table:table-cell table:formula="of:=[.B13]/17179777" office:value-type="float" office:value="0.0142993124998072" calcext:value-type="float">
            <text:p>0.014299312499807</text:p>
          </table:table-cell>
          <table:table-cell table:formula="of:=[.C13]*100" office:value-type="float" office:value="1.42993124998072" calcext:value-type="float">
            <text:p>1.4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jeep-grand-cherokee-sales-figures.html" xlink:type="simple">Jeep Grand Cherokee</text:a></text:p>
          </table:table-cell>
          <table:table-cell table:style-name="ce2" office:value-type="float" office:value="224908" calcext:value-type="float">
            <text:p>224908</text:p>
          </table:table-cell>
          <table:table-cell table:formula="of:=[.B14]/17179777" office:value-type="float" office:value="0.0130914388469652" calcext:value-type="float">
            <text:p>0.013091438846965</text:p>
          </table:table-cell>
          <table:table-cell table:formula="of:=[.C14]*100" office:value-type="float" office:value="1.30914388469652" calcext:value-type="float">
            <text:p>1.3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escape-sales-figures.html" xlink:type="simple">Ford Escape</text:a></text:p>
          </table:table-cell>
          <table:table-cell table:style-name="ce2" office:value-type="float" office:value="272228" calcext:value-type="float">
            <text:p>272228</text:p>
          </table:table-cell>
          <table:table-cell table:formula="of:=[.B15]/17179777" office:value-type="float" office:value="0.0158458401409983" calcext:value-type="float">
            <text:p>0.015845840140998</text:p>
          </table:table-cell>
          <table:table-cell table:formula="of:=[.C15]*100" office:value-type="float" office:value="1.58458401409983" calcext:value-type="float">
            <text:p>1.5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highlander-sales-figures.html" xlink:type="simple">Toyota Highlander</text:a></text:p>
          </table:table-cell>
          <table:table-cell table:style-name="ce2" office:value-type="float" office:value="244511" calcext:value-type="float">
            <text:p>244511</text:p>
          </table:table-cell>
          <table:table-cell table:formula="of:=[.B16]/17179777" office:value-type="float" office:value="0.01423248974652" calcext:value-type="float">
            <text:p>0.01423248974652</text:p>
          </table:table-cell>
          <table:table-cell table:formula="of:=[.C16]*100" office:value-type="float" office:value="1.423248974652" calcext:value-type="float">
            <text:p>1.4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gmc-sierra-sales-figures.html" xlink:type="simple">GMC Sierra</text:a></text:p>
          </table:table-cell>
          <table:table-cell table:style-name="ce2" office:value-type="float" office:value="219554" calcext:value-type="float">
            <text:p>219554</text:p>
          </table:table-cell>
          <table:table-cell table:formula="of:=[.B17]/17179777" office:value-type="float" office:value="0.0127797933582025" calcext:value-type="float">
            <text:p>0.012779793358203</text:p>
          </table:table-cell>
          <table:table-cell table:formula="of:=[.C17]*100" office:value-type="float" office:value="1.27797933582025" calcext:value-type="float">
            <text:p>1.2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jeep-wrangler-sales-figures.html" xlink:type="simple">Jeep Wrangler</text:a></text:p>
          </table:table-cell>
          <table:table-cell table:style-name="ce2" office:value-type="float" office:value="240032" calcext:value-type="float">
            <text:p>240032</text:p>
          </table:table-cell>
          <table:table-cell table:formula="of:=[.B18]/17179777" office:value-type="float" office:value="0.0139717762343481" calcext:value-type="float">
            <text:p>0.013971776234348</text:p>
          </table:table-cell>
          <table:table-cell table:formula="of:=[.C18]*100" office:value-type="float" office:value="1.39717762343481" calcext:value-type="float">
            <text:p>1.4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altima-sales-figures.html" xlink:type="simple">Nissan Altima</text:a></text:p>
          </table:table-cell>
          <table:table-cell table:style-name="ce2" office:value-type="float" office:value="209146" calcext:value-type="float">
            <text:p>209146</text:p>
          </table:table-cell>
          <table:table-cell table:formula="of:=[.B19]/17179777" office:value-type="float" office:value="0.012173964772651" calcext:value-type="float">
            <text:p>0.012173964772651</text:p>
          </table:table-cell>
          <table:table-cell table:formula="of:=[.C19]*100" office:value-type="float" office:value="1.2173964772651" calcext:value-type="float">
            <text:p>1.2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2/jeep-cherokee-sales-figures.html" xlink:type="simple">Jeep Cherokee</text:a></text:p>
          </table:table-cell>
          <table:table-cell table:style-name="ce2" office:value-type="float" office:value="239437" calcext:value-type="float">
            <text:p>239437</text:p>
          </table:table-cell>
          <table:table-cell table:formula="of:=[.B20]/17179777" office:value-type="float" office:value="0.0139371424902663" calcext:value-type="float">
            <text:p>0.013937142490266</text:p>
          </table:table-cell>
          <table:table-cell table:formula="of:=[.C20]*100" office:value-type="float" office:value="1.39371424902663" calcext:value-type="float">
            <text:p>1.3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explorer-sales-figures.html" xlink:type="simple">Ford Explorer</text:a></text:p>
          </table:table-cell>
          <table:table-cell table:style-name="ce2" office:value-type="float" office:value="261571" calcext:value-type="float">
            <text:p>261571</text:p>
          </table:table-cell>
          <table:table-cell table:formula="of:=[.B21]/17179777" office:value-type="float" office:value="0.0152255177701084" calcext:value-type="float">
            <text:p>0.015225517770109</text:p>
          </table:table-cell>
          <table:table-cell table:formula="of:=[.C21]*100" office:value-type="float" office:value="1.52255177701084" calcext:value-type="float">
            <text:p>1.5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sentra-sales-figures.html" xlink:type="simple">Nissan Sentra</text:a></text:p>
          </table:table-cell>
          <table:table-cell table:style-name="ce2" office:value-type="float" office:value="213046" calcext:value-type="float">
            <text:p>213046</text:p>
          </table:table-cell>
          <table:table-cell table:formula="of:=[.B22]/17179777" office:value-type="float" office:value="0.0124009758683131" calcext:value-type="float">
            <text:p>0.012400975868313</text:p>
          </table:table-cell>
          <table:table-cell table:formula="of:=[.C22]*100" office:value-type="float" office:value="1.24009758683131" calcext:value-type="float">
            <text:p>1.2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subaru-outback-sales-figures.html" xlink:type="simple">Subaru Outback</text:a></text:p>
          </table:table-cell>
          <table:table-cell table:style-name="ce2" office:value-type="float" office:value="178854" calcext:value-type="float">
            <text:p>178854</text:p>
          </table:table-cell>
          <table:table-cell table:formula="of:=[.B23]/17179777" office:value-type="float" office:value="0.0104107288470625" calcext:value-type="float">
            <text:p>0.010410728847063</text:p>
          </table:table-cell>
          <table:table-cell table:formula="of:=[.C23]*100" office:value-type="float" office:value="1.04107288470625" calcext:value-type="float">
            <text:p>1.0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subaru-forester-sales-figures.html" xlink:type="simple">Subaru Forester</text:a></text:p>
          </table:table-cell>
          <table:table-cell table:style-name="ce2" office:value-type="float" office:value="171613" calcext:value-type="float">
            <text:p>171613</text:p>
          </table:table-cell>
          <table:table-cell table:formula="of:=[.B24]/17179777" office:value-type="float" office:value="0.00998924491278321" calcext:value-type="float">
            <text:p>0.009989244912783</text:p>
          </table:table-cell>
          <table:table-cell table:formula="of:=[.C24]*100" office:value-type="float" office:value="0.99892449127832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elantra-sales-figures.html" xlink:type="simple">Hyundai Elantra</text:a></text:p>
          </table:table-cell>
          <table:table-cell table:style-name="ce2" office:value-type="float" office:value="200415" calcext:value-type="float">
            <text:p>200415</text:p>
          </table:table-cell>
          <table:table-cell table:formula="of:=[.B25]/17179777" office:value-type="float" office:value="0.0116657509582342" calcext:value-type="float">
            <text:p>0.011665750958234</text:p>
          </table:table-cell>
          <table:table-cell table:formula="of:=[.C25]*100" office:value-type="float" office:value="1.16657509582342" calcext:value-type="float">
            <text:p>1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fusion-sales-figures.html" xlink:type="simple">Ford Fusion</text:a></text:p>
          </table:table-cell>
          <table:table-cell table:style-name="ce2" office:value-type="float" office:value="173600" calcext:value-type="float">
            <text:p>173600</text:p>
          </table:table-cell>
          <table:table-cell table:formula="of:=[.B26]/17179777" office:value-type="float" office:value="0.0101049041556244" calcext:value-type="float">
            <text:p>0.010104904155624</text:p>
          </table:table-cell>
          <table:table-cell table:formula="of:=[.C26]*100" office:value-type="float" office:value="1.01049041556244" calcext:value-type="float">
            <text:p>1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1/tesla-model-3-sales-figures-usa-canada/" xlink:type="simple">Tesla Model 3</text:a></text:p>
          </table:table-cell>
          <table:table-cell table:style-name="ce2" office:value-type="float" office:value="140317" calcext:value-type="float">
            <text:p>140317</text:p>
          </table:table-cell>
          <table:table-cell table:formula="of:=[.B27]/17179777" office:value-type="float" office:value="0.00816756818205498" calcext:value-type="float">
            <text:p>0.008167568182055</text:p>
          </table:table-cell>
          <table:table-cell table:formula="of:=[.C27]*100" office:value-type="float" office:value="0.816756818205498" calcext:value-type="float">
            <text:p>0.8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azda-cx-5-sales-figures.html" xlink:type="simple">Mazda CX-5</text:a></text:p>
          </table:table-cell>
          <table:table-cell table:style-name="ce2" office:value-type="float" office:value="150622" calcext:value-type="float">
            <text:p>150622</text:p>
          </table:table-cell>
          <table:table-cell table:formula="of:=[.B28]/17179777" office:value-type="float" office:value="0.00876740134636206" calcext:value-type="float">
            <text:p>0.008767401346362</text:p>
          </table:table-cell>
          <table:table-cell table:formula="of:=[.C28]*100" office:value-type="float" office:value="0.876740134636206" calcext:value-type="float">
            <text:p>0.8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6/ford-transit-sales-figures-usa-canada.html" xlink:type="simple">Ford Transit</text:a></text:p>
          </table:table-cell>
          <table:table-cell table:style-name="ce2" office:value-type="float" office:value="137794" calcext:value-type="float">
            <text:p>137794</text:p>
          </table:table-cell>
          <table:table-cell table:formula="of:=[.B29]/17179777" office:value-type="float" office:value="0.0080207094655536" calcext:value-type="float">
            <text:p>0.008020709465554</text:p>
          </table:table-cell>
          <table:table-cell table:formula="of:=[.C29]*100" office:value-type="float" office:value="0.80207094655536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traverse-sales-figures.html" xlink:type="simple">Chevrolet Traverse</text:a></text:p>
          </table:table-cell>
          <table:table-cell table:style-name="ce2" office:value-type="float" office:value="146264" calcext:value-type="float">
            <text:p>146264</text:p>
          </table:table-cell>
          <table:table-cell table:formula="of:=[.B30]/17179777" office:value-type="float" office:value="0.00851373099895301" calcext:value-type="float">
            <text:p>0.008513730998953</text:p>
          </table:table-cell>
          <table:table-cell table:formula="of:=[.C30]*100" office:value-type="float" office:value="0.851373099895301" calcext:value-type="float">
            <text:p>0.8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jeep-compass-sales-figures.html" xlink:type="simple">Jeep Compass</text:a></text:p>
          </table:table-cell>
          <table:table-cell table:style-name="ce2" office:value-type="float" office:value="171167" calcext:value-type="float">
            <text:p>171167</text:p>
          </table:table-cell>
          <table:table-cell table:formula="of:=[.B31]/17179777" office:value-type="float" office:value="0.00996328415671519" calcext:value-type="float">
            <text:p>0.009963284156715</text:p>
          </table:table-cell>
          <table:table-cell table:formula="of:=[.C31]*100" office:value-type="float" office:value="0.996328415671519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edge-sales-figures.html" xlink:type="simple">Ford Edge</text:a></text:p>
          </table:table-cell>
          <table:table-cell table:style-name="ce2" office:value-type="float" office:value="134122" calcext:value-type="float">
            <text:p>134122</text:p>
          </table:table-cell>
          <table:table-cell table:formula="of:=[.B32]/17179777" office:value-type="float" office:value="0.00780696978779177" calcext:value-type="float">
            <text:p>0.007806969787792</text:p>
          </table:table-cell>
          <table:table-cell table:formula="of:=[.C32]*100" office:value-type="float" office:value="0.780696978779177" calcext:value-type="float">
            <text:p>0.7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tucson-sales-figures.html" xlink:type="simple">Hyundai Tuscon</text:a></text:p>
          </table:table-cell>
          <table:table-cell table:style-name="ce2" office:value-type="float" office:value="153792" calcext:value-type="float">
            <text:p>153792</text:p>
          </table:table-cell>
          <table:table-cell table:formula="of:=[.B33]/17179777" office:value-type="float" office:value="0.00895192062155405" calcext:value-type="float">
            <text:p>0.008951920621554</text:p>
          </table:table-cell>
          <table:table-cell table:formula="of:=[.C33]*100" office:value-type="float" office:value="0.895192062155405" calcext:value-type="float">
            <text:p>0.9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pilot-sales-figures.html" xlink:type="simple">Honda Pilot</text:a></text:p>
          </table:table-cell>
          <table:table-cell table:style-name="ce2" office:value-type="float" office:value="159615" calcext:value-type="float">
            <text:p>159615</text:p>
          </table:table-cell>
          <table:table-cell table:formula="of:=[.B34]/17179777" office:value-type="float" office:value="0.00929086564976949" calcext:value-type="float">
            <text:p>0.00929086564977</text:p>
          </table:table-cell>
          <table:table-cell table:formula="of:=[.C34]*100" office:value-type="float" office:value="0.929086564976949" calcext:value-type="float">
            <text:p>0.9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4runner-sales-figures.html" xlink:type="simple">Toyota 4Runner</text:a></text:p>
          </table:table-cell>
          <table:table-cell table:style-name="ce2" office:value-type="float" office:value="139694" calcext:value-type="float">
            <text:p>139694</text:p>
          </table:table-cell>
          <table:table-cell table:formula="of:=[.B35]/17179777" office:value-type="float" office:value="0.0081313046147223" calcext:value-type="float">
            <text:p>0.008131304614722</text:p>
          </table:table-cell>
          <table:table-cell table:formula="of:=[.C35]*100" office:value-type="float" office:value="0.81313046147223" calcext:value-type="float">
            <text:p>0.8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9/subaru-xv-crosstrek-sales-figures.html" xlink:type="simple">Subaru CrossTrek</text:a></text:p>
          </table:table-cell>
          <table:table-cell table:style-name="ce2" office:value-type="float" office:value="144384" calcext:value-type="float">
            <text:p>144384</text:p>
          </table:table-cell>
          <table:table-cell table:formula="of:=[.B36]/17179777" office:value-type="float" office:value="0.00840430000924925" calcext:value-type="float">
            <text:p>0.008404300009249</text:p>
          </table:table-cell>
          <table:table-cell table:formula="of:=[.C36]*100" office:value-type="float" office:value="0.840430000924925" calcext:value-type="float">
            <text:p>0.8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santa-fe-sales-figures.html" xlink:type="simple">Hyundai Santa Fe</text:a></text:p>
          </table:table-cell>
          <table:table-cell table:style-name="ce2" office:value-type="float" office:value="117038" calcext:value-type="float">
            <text:p>117038</text:p>
          </table:table-cell>
          <table:table-cell table:formula="of:=[.B37]/17179777" office:value-type="float" office:value="0.00681254477284542" calcext:value-type="float">
            <text:p>0.006812544772845</text:p>
          </table:table-cell>
          <table:table-cell table:formula="of:=[.C37]*100" office:value-type="float" office:value="0.681254477284542" calcext:value-type="float">
            <text:p>0.6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grand-caravan-sales-figures.html" xlink:type="simple">Dodge Grand Caravan</text:a></text:p>
          </table:table-cell>
          <table:table-cell table:style-name="ce2" office:value-type="float" office:value="151927" calcext:value-type="float">
            <text:p>151927</text:p>
          </table:table-cell>
          <table:table-cell table:formula="of:=[.B38]/17179777" office:value-type="float" office:value="0.00884336275144899" calcext:value-type="float">
            <text:p>0.008843362751449</text:p>
          </table:table-cell>
          <table:table-cell table:formula="of:=[.C38]*100" office:value-type="float" office:value="0.884336275144899" calcext:value-type="float">
            <text:p>0.8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colorado-sales-figures.html" xlink:type="simple">Chevrolet Colorado</text:a></text:p>
          </table:table-cell>
          <table:table-cell table:style-name="ce2" office:value-type="float" office:value="134842" calcext:value-type="float">
            <text:p>134842</text:p>
          </table:table-cell>
          <table:table-cell table:formula="of:=[.B39]/17179777" office:value-type="float" office:value="0.00784887952852939" calcext:value-type="float">
            <text:p>0.007848879528529</text:p>
          </table:table-cell>
          <table:table-cell table:formula="of:=[.C39]*100" office:value-type="float" office:value="0.784887952852939" calcext:value-type="float">
            <text:p>0.7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malibu-sales-figures.html" xlink:type="simple">Chevrolet Malibu</text:a></text:p>
          </table:table-cell>
          <table:table-cell table:style-name="ce2" office:value-type="float" office:value="144542" calcext:value-type="float">
            <text:p>144542</text:p>
          </table:table-cell>
          <table:table-cell table:formula="of:=[.B40]/17179777" office:value-type="float" office:value="0.00841349686902222" calcext:value-type="float">
            <text:p>0.008413496869022</text:p>
          </table:table-cell>
          <table:table-cell table:formula="of:=[.C40]*100" office:value-type="float" office:value="0.841349686902222" calcext:value-type="float">
            <text:p>0.8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1/chevrolet-trax-sales-figures.html" xlink:type="simple">Chevrolet Trax</text:a></text:p>
          </table:table-cell>
          <table:table-cell table:style-name="ce2" office:value-type="float" office:value="89917" calcext:value-type="float">
            <text:p>89917</text:p>
          </table:table-cell>
          <table:table-cell table:formula="of:=[.B41]/17179777" office:value-type="float" office:value="0.0052338863304221" calcext:value-type="float">
            <text:p>0.005233886330422</text:p>
          </table:table-cell>
          <table:table-cell table:formula="of:=[.C41]*100" office:value-type="float" office:value="0.52338863304221" calcext:value-type="float">
            <text:p>0.5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tundra-sales-figures.html" xlink:type="simple">Toyota Tundra</text:a></text:p>
          </table:table-cell>
          <table:table-cell table:style-name="ce2" office:value-type="float" office:value="118258" calcext:value-type="float">
            <text:p>118258</text:p>
          </table:table-cell>
          <table:table-cell table:formula="of:=[.B42]/17179777" office:value-type="float" office:value="0.00688355850020638" calcext:value-type="float">
            <text:p>0.006883558500206</text:p>
          </table:table-cell>
          <table:table-cell table:formula="of:=[.C42]*100" office:value-type="float" office:value="0.688355850020638" calcext:value-type="float">
            <text:p>0.6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rx-sales-figures.html" xlink:type="simple">Lexus RX</text:a></text:p>
          </table:table-cell>
          <table:table-cell table:style-name="ce2" office:value-type="float" office:value="111636" calcext:value-type="float">
            <text:p>111636</text:p>
          </table:table-cell>
          <table:table-cell table:formula="of:=[.B43]/17179777" office:value-type="float" office:value="0.00649810530136683" calcext:value-type="float">
            <text:p>0.006498105301367</text:p>
          </table:table-cell>
          <table:table-cell table:formula="of:=[.C43]*100" office:value-type="float" office:value="0.649810530136683" calcext:value-type="float">
            <text:p>0.6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tiguan-sales-figures.html" xlink:type="simple">Volkswagen Tiguan</text:a></text:p>
          </table:table-cell>
          <table:table-cell table:style-name="ce2" office:value-type="float" office:value="103022" calcext:value-type="float">
            <text:p>103022</text:p>
          </table:table-cell>
          <table:table-cell table:formula="of:=[.B44]/17179777" office:value-type="float" office:value="0.0059967018198199" calcext:value-type="float">
            <text:p>0.00599670181982</text:p>
          </table:table-cell>
          <table:table-cell table:formula="of:=[.C44]*100" office:value-type="float" office:value="0.59967018198199" calcext:value-type="float">
            <text:p>0.6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2/buick-encore-sales-figures.html" xlink:type="simple">Buick Encore</text:a></text:p>
          </table:table-cell>
          <table:table-cell table:style-name="ce2" office:value-type="float" office:value="93071" calcext:value-type="float">
            <text:p>93071</text:p>
          </table:table-cell>
          <table:table-cell table:formula="of:=[.B45]/17179777" office:value-type="float" office:value="0.00541747427804214" calcext:value-type="float">
            <text:p>0.005417474278042</text:p>
          </table:table-cell>
          <table:table-cell table:formula="of:=[.C45]*100" office:value-type="float" office:value="0.541747427804214" calcext:value-type="float">
            <text:p>0.5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gmc-terrain-sales-figures.html" xlink:type="simple">GMC Terrain</text:a></text:p>
          </table:table-cell>
          <table:table-cell table:style-name="ce2" office:value-type="float" office:value="114311" calcext:value-type="float">
            <text:p>114311</text:p>
          </table:table-cell>
          <table:table-cell table:formula="of:=[.B46]/17179777" office:value-type="float" office:value="0.00665381162980171" calcext:value-type="float">
            <text:p>0.006653811629802</text:p>
          </table:table-cell>
          <table:table-cell table:formula="of:=[.C46]*100" office:value-type="float" office:value="0.665381162980171" calcext:value-type="float">
            <text:p>0.6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tahoe-sales-figures.html" xlink:type="simple">Chevrolet Tahoe</text:a></text:p>
          </table:table-cell>
          <table:table-cell table:style-name="ce2" office:value-type="float" office:value="104152" calcext:value-type="float">
            <text:p>104152</text:p>
          </table:table-cell>
          <table:table-cell table:formula="of:=[.B47]/17179777" office:value-type="float" office:value="0.00606247682958865" calcext:value-type="float">
            <text:p>0.006062476829589</text:p>
          </table:table-cell>
          <table:table-cell table:formula="of:=[.C47]*100" office:value-type="float" office:value="0.606247682958865" calcext:value-type="float">
            <text:p>0.6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jetta-sales-figures.html" xlink:type="simple">Volkswagen Jetta</text:a></text:p>
          </table:table-cell>
          <table:table-cell table:style-name="ce2" office:value-type="float" office:value="90794" calcext:value-type="float">
            <text:p>90794</text:p>
          </table:table-cell>
          <table:table-cell table:formula="of:=[.B48]/17179777" office:value-type="float" office:value="0.00528493472295944" calcext:value-type="float">
            <text:p>0.005284934722959</text:p>
          </table:table-cell>
          <table:table-cell table:formula="of:=[.C48]*100" office:value-type="float" office:value="0.528493472295944" calcext:value-type="float">
            <text:p>0.5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gmc-acadia-sales-figures.html" xlink:type="simple">GMC Acadia</text:a></text:p>
          </table:table-cell>
          <table:table-cell table:style-name="ce2" office:value-type="float" office:value="88622" calcext:value-type="float">
            <text:p>88622</text:p>
          </table:table-cell>
          <table:table-cell table:formula="of:=[.B49]/17179777" office:value-type="float" office:value="0.00515850700506764" calcext:value-type="float">
            <text:p>0.005158507005068</text:p>
          </table:table-cell>
          <table:table-cell table:formula="of:=[.C49]*100" office:value-type="float" office:value="0.515850700506765" calcext:value-type="float">
            <text:p>0.5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odyssey-sales-figures.html" xlink:type="simple">Honda Odyssey</text:a></text:p>
          </table:table-cell>
          <table:table-cell table:style-name="ce2" office:value-type="float" office:value="106327" calcext:value-type="float">
            <text:p>106327</text:p>
          </table:table-cell>
          <table:table-cell table:formula="of:=[.B50]/17179777" office:value-type="float" office:value="0.00618907917140019" calcext:value-type="float">
            <text:p>0.0061890791714</text:p>
          </table:table-cell>
          <table:table-cell table:formula="of:=[.C50]*100" office:value-type="float" office:value="0.618907917140019" calcext:value-type="float">
            <text:p>0.6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12/honda-hrv-sales-figures-usa-canada.html" xlink:type="simple">Honda HR-V</text:a></text:p>
          </table:table-cell>
          <table:table-cell table:style-name="ce2" office:value-type="float" office:value="85494" calcext:value-type="float">
            <text:p>85494</text:p>
          </table:table-cell>
          <table:table-cell table:formula="of:=[.B51]/17179777" office:value-type="float" office:value="0.00497643246475202" calcext:value-type="float">
            <text:p>0.004976432464752</text:p>
          </table:table-cell>
          <table:table-cell table:formula="of:=[.C51]*100" office:value-type="float" office:value="0.497643246475202" calcext:value-type="float">
            <text:p>0.5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soul-sales-figures.html" xlink:type="simple">Kia Soul</text:a></text:p>
          </table:table-cell>
          <table:table-cell table:style-name="ce2" office:value-type="float" office:value="104709" calcext:value-type="float">
            <text:p>104709</text:p>
          </table:table-cell>
          <table:table-cell table:formula="of:=[.B52]/17179777" office:value-type="float" office:value="0.00609489867068705" calcext:value-type="float">
            <text:p>0.006094898670687</text:p>
          </table:table-cell>
          <table:table-cell table:formula="of:=[.C52]*100" office:value-type="float" office:value="0.609489867068705" calcext:value-type="float">
            <text:p>0.6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5/chrysler-pacifica-sales-figures-usa-canada.html" xlink:type="simple">Chrysler Pacifica</text:a></text:p>
          </table:table-cell>
          <table:table-cell table:style-name="ce2" office:value-type="float" office:value="118322" calcext:value-type="float">
            <text:p>118322</text:p>
          </table:table-cell>
          <table:table-cell table:formula="of:=[.B53]/17179777" office:value-type="float" office:value="0.00688728381049416" calcext:value-type="float">
            <text:p>0.006887283810494</text:p>
          </table:table-cell>
          <table:table-cell table:formula="of:=[.C53]*100" office:value-type="float" office:value="0.688728381049416" calcext:value-type="float">
            <text:p>0.6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charger-sales-figures.html" xlink:type="simple">Dodge Charger</text:a></text:p>
          </table:table-cell>
          <table:table-cell table:style-name="ce2" office:value-type="float" office:value="80226" calcext:value-type="float">
            <text:p>80226</text:p>
          </table:table-cell>
          <table:table-cell table:formula="of:=[.B54]/17179777" office:value-type="float" office:value="0.00466979286168848" calcext:value-type="float">
            <text:p>0.004669792861688</text:p>
          </table:table-cell>
          <table:table-cell table:formula="of:=[.C54]*100" office:value-type="float" office:value="0.466979286168848" calcext:value-type="float">
            <text:p>0.4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sorento-sales-figures.html" xlink:type="simple">Kia Sorento</text:a></text:p>
          </table:table-cell>
          <table:table-cell table:style-name="ce2" office:value-type="float" office:value="107846" calcext:value-type="float">
            <text:p>107846</text:p>
          </table:table-cell>
          <table:table-cell table:formula="of:=[.B55]/17179777" office:value-type="float" office:value="0.0062774970827619" calcext:value-type="float">
            <text:p>0.006277497082762</text:p>
          </table:table-cell>
          <table:table-cell table:formula="of:=[.C55]*100" office:value-type="float" office:value="0.62774970827619" calcext:value-type="float">
            <text:p>0.6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optima-sales-figures.html" xlink:type="simple">Kia Optima</text:a></text:p>
          </table:table-cell>
          <table:table-cell table:style-name="ce2" office:value-type="float" office:value="101603" calcext:value-type="float">
            <text:p>101603</text:p>
          </table:table-cell>
          <table:table-cell table:formula="of:=[.B56]/17179777" office:value-type="float" office:value="0.00591410470578285" calcext:value-type="float">
            <text:p>0.005914104705783</text:p>
          </table:table-cell>
          <table:table-cell table:formula="of:=[.C56]*100" office:value-type="float" office:value="0.591410470578285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forte-sales-figures.html" xlink:type="simple">Kia Forte</text:a></text:p>
          </table:table-cell>
          <table:table-cell table:style-name="ce2" office:value-type="float" office:value="101890" calcext:value-type="float">
            <text:p>101890</text:p>
          </table:table-cell>
          <table:table-cell table:formula="of:=[.B57]/17179777" office:value-type="float" office:value="0.00593081039410465" calcext:value-type="float">
            <text:p>0.005930810394105</text:p>
          </table:table-cell>
          <table:table-cell table:formula="of:=[.C57]*100" office:value-type="float" office:value="0.593081039410465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sportage-sales-figures.html" xlink:type="simple">Kia Sportage</text:a></text:p>
          </table:table-cell>
          <table:table-cell table:style-name="ce2" office:value-type="float" office:value="82823" calcext:value-type="float">
            <text:p>82823</text:p>
          </table:table-cell>
          <table:table-cell table:formula="of:=[.B58]/17179777" office:value-type="float" office:value="0.00482095896821012" calcext:value-type="float">
            <text:p>0.00482095896821</text:p>
          </table:table-cell>
          <table:table-cell table:formula="of:=[.C58]*100" office:value-type="float" office:value="0.482095896821012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sonata-sales-figures.html" xlink:type="simple">Hyundai Sonata</text:a></text:p>
          </table:table-cell>
          <table:table-cell table:style-name="ce2" office:value-type="float" office:value="105118" calcext:value-type="float">
            <text:p>105118</text:p>
          </table:table-cell>
          <table:table-cell table:formula="of:=[.B59]/17179777" office:value-type="float" office:value="0.00611870573174495" calcext:value-type="float">
            <text:p>0.006118705731745</text:p>
          </table:table-cell>
          <table:table-cell table:formula="of:=[.C59]*100" office:value-type="float" office:value="0.611870573174495" calcext:value-type="float">
            <text:p>0.6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expedition-sales-figures.html" xlink:type="simple">Ford Expedition</text:a></text:p>
          </table:table-cell>
          <table:table-cell table:style-name="ce2" office:value-type="float" office:value="54661" calcext:value-type="float">
            <text:p>54661</text:p>
          </table:table-cell>
          <table:table-cell table:formula="of:=[.B60]/17179777" office:value-type="float" office:value="0.003181706025637" calcext:value-type="float">
            <text:p>0.003181706025637</text:p>
          </table:table-cell>
          <table:table-cell table:formula="of:=[.C60]*100" office:value-type="float" office:value="0.3181706025637" calcext:value-type="float">
            <text:p>0.3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ranger-sales-figures/" xlink:type="simple">Ford Ranger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61]/17179777" office:value-type="float" office:value="0" calcext:value-type="float">
            <text:p>0</text:p>
          </table:table-cell>
          <table:table-cell table:formula="of:=[.C61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Subaru Ascent</text:a></text:p>
          </table:table-cell>
          <table:table-cell table:style-name="ce2" office:value-type="float" office:value="36211" calcext:value-type="float">
            <text:p>36211</text:p>
          </table:table-cell>
          <table:table-cell table:formula="of:=[.B62]/17179777" office:value-type="float" office:value="0.00210776891923568" calcext:value-type="float">
            <text:p>0.002107768919236</text:p>
          </table:table-cell>
          <table:table-cell table:formula="of:=[.C62]*100" office:value-type="float" office:value="0.210776891923568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09/volkswagen-atlas-sales-figures-usa-canada.html" xlink:type="simple">Volkswagen Atlas</text:a></text:p>
          </table:table-cell>
          <table:table-cell table:style-name="ce2" office:value-type="float" office:value="59677" calcext:value-type="float">
            <text:p>59677</text:p>
          </table:table-cell>
          <table:table-cell table:formula="of:=[.B63]/17179777" office:value-type="float" office:value="0.00347367721944237" calcext:value-type="float">
            <text:p>0.003473677219442</text:p>
          </table:table-cell>
          <table:table-cell table:formula="of:=[.C63]*100" office:value-type="float" office:value="0.347367721944237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6/chevrolet-express-sales-figures.html" xlink:type="simple">Chevrolet Express</text:a></text:p>
          </table:table-cell>
          <table:table-cell table:style-name="ce2" office:value-type="float" office:value="66963" calcext:value-type="float">
            <text:p>66963</text:p>
          </table:table-cell>
          <table:table-cell table:formula="of:=[.B64]/17179777" office:value-type="float" office:value="0.00389778051251771" calcext:value-type="float">
            <text:p>0.003897780512518</text:p>
          </table:table-cell>
          <table:table-cell table:formula="of:=[.C64]*100" office:value-type="float" office:value="0.389778051251771" calcext:value-type="float">
            <text:p>0.3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jeep-renegade-sales-figures-usa-canada.html" xlink:type="simple">Jeep Renegade</text:a></text:p>
          </table:table-cell>
          <table:table-cell table:style-name="ce2" office:value-type="float" office:value="97062" calcext:value-type="float">
            <text:p>97062</text:p>
          </table:table-cell>
          <table:table-cell table:formula="of:=[.B65]/17179777" office:value-type="float" office:value="0.00564978229926966" calcext:value-type="float">
            <text:p>0.00564978229927</text:p>
          </table:table-cell>
          <table:table-cell table:formula="of:=[.C65]*100" office:value-type="float" office:value="0.564978229926966" calcext:value-type="float">
            <text:p>0.5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journey-sales-figures.html" xlink:type="simple">Dodge Journey</text:a></text:p>
          </table:table-cell>
          <table:table-cell table:style-name="ce2" office:value-type="float" office:value="94096" calcext:value-type="float">
            <text:p>94096</text:p>
          </table:table-cell>
          <table:table-cell table:formula="of:=[.B66]/17179777" office:value-type="float" office:value="0.00547713745061999" calcext:value-type="float">
            <text:p>0.00547713745062</text:p>
          </table:table-cell>
          <table:table-cell table:formula="of:=[.C66]*100" office:value-type="float" office:value="0.547713745061999" calcext:value-type="float">
            <text:p>0.5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gmc-yukon-sales-figures.html" xlink:type="simple">GMC Yukon</text:a></text:p>
          </table:table-cell>
          <table:table-cell table:style-name="ce2" office:value-type="float" office:value="74678" calcext:value-type="float">
            <text:p>74678</text:p>
          </table:table-cell>
          <table:table-cell table:formula="of:=[.B67]/17179777" office:value-type="float" office:value="0.00434685502611588" calcext:value-type="float">
            <text:p>0.004346855026116</text:p>
          </table:table-cell>
          <table:table-cell table:formula="of:=[.C67]*100" office:value-type="float" office:value="0.434685502611588" calcext:value-type="float">
            <text:p>0.4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sienna-sales-figures.html" xlink:type="simple">Toyota Sienna</text:a></text:p>
          </table:table-cell>
          <table:table-cell table:style-name="ce2" office:value-type="float" office:value="87672" calcext:value-type="float">
            <text:p>87672</text:p>
          </table:table-cell>
          <table:table-cell table:formula="of:=[.B68]/17179777" office:value-type="float" office:value="0.00510320943048329" calcext:value-type="float">
            <text:p>0.005103209430483</text:p>
          </table:table-cell>
          <table:table-cell table:formula="of:=[.C68]*100" office:value-type="float" office:value="0.510320943048329" calcext:value-type="float">
            <text:p>0.5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4/hyundai-kona-sales-figures/" xlink:type="simple">Hyundai Kona</text:a></text:p>
          </table:table-cell>
          <table:table-cell table:style-name="ce2" office:value-type="float" office:value="47090" calcext:value-type="float">
            <text:p>47090</text:p>
          </table:table-cell>
          <table:table-cell table:formula="of:=[.B69]/17179777" office:value-type="float" office:value="0.00274101346018636" calcext:value-type="float">
            <text:p>0.002741013460186</text:p>
          </table:table-cell>
          <table:table-cell table:formula="of:=[.C69]*100" office:value-type="float" office:value="0.274101346018636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mustang-sales-figures.html" xlink:type="simple">Ford Mustang</text:a></text:p>
          </table:table-cell>
          <table:table-cell table:style-name="ce2" office:value-type="float" office:value="75842" calcext:value-type="float">
            <text:p>75842</text:p>
          </table:table-cell>
          <table:table-cell table:formula="of:=[.B70]/17179777" office:value-type="float" office:value="0.00441460910697502" calcext:value-type="float">
            <text:p>0.004414609106975</text:p>
          </table:table-cell>
          <table:table-cell table:formula="of:=[.C70]*100" office:value-type="float" office:value="0.441460910697502" calcext:value-type="float">
            <text:p>0.4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7/annual-monthly-mercedes-benz-glc-sales-figures-usa-canada.html" xlink:type="simple">Mercedes-Benz GLC-Class</text:a></text:p>
          </table:table-cell>
          <table:table-cell table:style-name="ce2" office:value-type="float" office:value="69729" calcext:value-type="float">
            <text:p>69729</text:p>
          </table:table-cell>
          <table:table-cell table:formula="of:=[.B71]/17179777" office:value-type="float" office:value="0.00405878376651804" calcext:value-type="float">
            <text:p>0.004058783766518</text:p>
          </table:table-cell>
          <table:table-cell table:formula="of:=[.C71]*100" office:value-type="float" office:value="0.405878376651804" calcext:value-type="float">
            <text:p>0.4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frontier-sales-figures.html" xlink:type="simple">Nissan Frontier</text:a></text:p>
          </table:table-cell>
          <table:table-cell table:style-name="ce2" office:value-type="float" office:value="79646" calcext:value-type="float">
            <text:p>79646</text:p>
          </table:table-cell>
          <table:table-cell table:formula="of:=[.B72]/17179777" office:value-type="float" office:value="0.00463603223720541" calcext:value-type="float">
            <text:p>0.004636032237205</text:p>
          </table:table-cell>
          <table:table-cell table:formula="of:=[.C72]*100" office:value-type="float" office:value="0.463603223720541" calcext:value-type="float">
            <text:p>0.4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x3-sales-figures.html" xlink:type="simple">BMW X3</text:a></text:p>
          </table:table-cell>
          <table:table-cell table:style-name="ce2" office:value-type="float" office:value="61351" calcext:value-type="float">
            <text:p>61351</text:p>
          </table:table-cell>
          <table:table-cell table:formula="of:=[.B73]/17179777" office:value-type="float" office:value="0.00357111736665732" calcext:value-type="float">
            <text:p>0.003571117366657</text:p>
          </table:table-cell>
          <table:table-cell table:formula="of:=[.C73]*100" office:value-type="float" office:value="0.357111736665732" calcext:value-type="float">
            <text:p>0.3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prius-sales-figures.html" xlink:type="simple">Toyota Prius Family</text:a></text:p>
          </table:table-cell>
          <table:table-cell table:style-name="ce2" office:value-type="float" office:value="87590" calcext:value-type="float">
            <text:p>87590</text:p>
          </table:table-cell>
          <table:table-cell table:formula="of:=[.B74]/17179777" office:value-type="float" office:value="0.00509843637667707" calcext:value-type="float">
            <text:p>0.005098436376677</text:p>
          </table:table-cell>
          <table:table-cell table:formula="of:=[.C74]*100" office:value-type="float" office:value="0.509843637667707" calcext:value-type="float">
            <text:p>0.5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murano-sales-figures.html" xlink:type="simple">Nissan Murano</text:a></text:p>
          </table:table-cell>
          <table:table-cell table:style-name="ce2" office:value-type="float" office:value="83547" calcext:value-type="float">
            <text:p>83547</text:p>
          </table:table-cell>
          <table:table-cell table:formula="of:=[.B75]/17179777" office:value-type="float" office:value="0.00486310154084072" calcext:value-type="float">
            <text:p>0.004863101540841</text:p>
          </table:table-cell>
          <table:table-cell table:formula="of:=[.C75]*100" office:value-type="float" office:value="0.486310154084072" calcext:value-type="float">
            <text:p>0.4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durango-sales-figures.html" xlink:type="simple">Dodge Durango</text:a></text:p>
          </table:table-cell>
          <table:table-cell table:style-name="ce2" office:value-type="float" office:value="65947" calcext:value-type="float">
            <text:p>65947</text:p>
          </table:table-cell>
          <table:table-cell table:formula="of:=[.B76]/17179777" office:value-type="float" office:value="0.00383864121169908" calcext:value-type="float">
            <text:p>0.003838641211699</text:p>
          </table:table-cell>
          <table:table-cell table:formula="of:=[.C76]*100" office:value-type="float" office:value="0.38386412116990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q5-sales-figures.html" xlink:type="simple">Audi Q5</text:a></text:p>
          </table:table-cell>
          <table:table-cell table:style-name="ce2" office:value-type="float" office:value="69978" calcext:value-type="float">
            <text:p>69978</text:p>
          </table:table-cell>
          <table:table-cell table:formula="of:=[.B77]/17179777" office:value-type="float" office:value="0.00407327755185646" calcext:value-type="float">
            <text:p>0.004073277551856</text:p>
          </table:table-cell>
          <table:table-cell table:formula="of:=[.C77]*100" office:value-type="float" office:value="0.407327755185646" calcext:value-type="float">
            <text:p>0.4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versa-sales-figures.html" xlink:type="simple">Nissan Versa</text:a></text:p>
          </table:table-cell>
          <table:table-cell table:style-name="ce2" office:value-type="float" office:value="75809" calcext:value-type="float">
            <text:p>75809</text:p>
          </table:table-cell>
          <table:table-cell table:formula="of:=[.B78]/17179777" office:value-type="float" office:value="0.00441268824385788" calcext:value-type="float">
            <text:p>0.004412688243858</text:p>
          </table:table-cell>
          <table:table-cell table:formula="of:=[.C78]*100" office:value-type="float" office:value="0.441268824385788" calcext:value-type="float">
            <text:p>0.4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subaru-impreza-sales-figures.html" xlink:type="simple">Subaru Impreza</text:a></text:p>
          </table:table-cell>
          <table:table-cell table:style-name="ce2" office:value-type="float" office:value="76400" calcext:value-type="float">
            <text:p>76400</text:p>
          </table:table-cell>
          <table:table-cell table:formula="of:=[.B79]/17179777" office:value-type="float" office:value="0.00444708915604667" calcext:value-type="float">
            <text:p>0.004447089156047</text:p>
          </table:table-cell>
          <table:table-cell table:formula="of:=[.C79]*100" office:value-type="float" office:value="0.444708915604667" calcext:value-type="float">
            <text:p>0.4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pathfinder-sales-figures.html" xlink:type="simple">Nissan Pathfinder</text:a></text:p>
          </table:table-cell>
          <table:table-cell table:style-name="ce2" office:value-type="float" office:value="67550" calcext:value-type="float">
            <text:p>67550</text:p>
          </table:table-cell>
          <table:table-cell table:formula="of:=[.B80]/17179777" office:value-type="float" office:value="0.00393194859281352" calcext:value-type="float">
            <text:p>0.003931948592814</text:p>
          </table:table-cell>
          <table:table-cell table:formula="of:=[.C80]*100" office:value-type="float" office:value="0.393194859281352" calcext:value-type="float">
            <text:p>0.3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cura-rdx-sales-figures.html" xlink:type="simple">Acura RDX</text:a></text:p>
          </table:table-cell>
          <table:table-cell table:style-name="ce2" office:value-type="float" office:value="63580" calcext:value-type="float">
            <text:p>63580</text:p>
          </table:table-cell>
          <table:table-cell table:formula="of:=[.B81]/17179777" office:value-type="float" office:value="0.00370086293902418" calcext:value-type="float">
            <text:p>0.003700862939024</text:p>
          </table:table-cell>
          <table:table-cell table:formula="of:=[.C81]*100" office:value-type="float" office:value="0.370086293902418" calcext:value-type="float">
            <text:p>0.3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dodge-challenger-sales-figures.html" xlink:type="simple">Dodge Challenger</text:a></text:p>
          </table:table-cell>
          <table:table-cell table:style-name="ce2" office:value-type="float" office:value="66716" calcext:value-type="float">
            <text:p>66716</text:p>
          </table:table-cell>
          <table:table-cell table:formula="of:=[.B82]/17179777" office:value-type="float" office:value="0.00388340314312578" calcext:value-type="float">
            <text:p>0.003883403143126</text:p>
          </table:table-cell>
          <table:table-cell table:formula="of:=[.C82]*100" office:value-type="float" office:value="0.388340314312578" calcext:value-type="float">
            <text:p>0.3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2/ford-ecosport-sales-figures/" xlink:type="simple">Ford EcoSport</text:a></text:p>
          </table:table-cell>
          <table:table-cell table:style-name="ce2" office:value-type="float" office:value="54348" calcext:value-type="float">
            <text:p>54348</text:p>
          </table:table-cell>
          <table:table-cell table:formula="of:=[.B83]/17179777" office:value-type="float" office:value="0.00316348693001079" calcext:value-type="float">
            <text:p>0.003163486930011</text:p>
          </table:table-cell>
          <table:table-cell table:formula="of:=[.C83]*100" office:value-type="float" office:value="0.316348693001079" calcext:value-type="float">
            <text:p>0.3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fiesta-sales-figures.html" xlink:type="simple">Ford Fiesta</text:a></text:p>
          </table:table-cell>
          <table:table-cell table:style-name="ce2" office:value-type="float" office:value="51730" calcext:value-type="float">
            <text:p>51730</text:p>
          </table:table-cell>
          <table:table-cell table:formula="of:=[.B84]/17179777" office:value-type="float" office:value="0.00301109845605097" calcext:value-type="float">
            <text:p>0.003011098456051</text:p>
          </table:table-cell>
          <table:table-cell table:formula="of:=[.C84]*100" office:value-type="float" office:value="0.301109845605097" calcext:value-type="float">
            <text:p>0.3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Kia Telluride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85]/17179777" office:value-type="float" office:value="0" calcext:value-type="float">
            <text:p>0</text:p>
          </table:table-cell>
          <table:table-cell table:formula="of:=[.C85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4/lexus-nx-sales-figures-usa-canada.html" xlink:type="simple">Lexus NX</text:a></text:p>
          </table:table-cell>
          <table:table-cell table:style-name="ce2" office:value-type="float" office:value="62079" calcext:value-type="float">
            <text:p>62079</text:p>
          </table:table-cell>
          <table:table-cell table:formula="of:=[.B86]/17179777" office:value-type="float" office:value="0.00361349277118091" calcext:value-type="float">
            <text:p>0.003613492771181</text:p>
          </table:table-cell>
          <table:table-cell table:formula="of:=[.C86]*100" office:value-type="float" office:value="0.361349277118091" calcext:value-type="float">
            <text:p>0.3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Nissan Kicks</text:a></text:p>
          </table:table-cell>
          <table:table-cell table:style-name="ce2" office:value-type="float" office:value="23312" calcext:value-type="float">
            <text:p>23312</text:p>
          </table:table-cell>
          <table:table-cell table:formula="of:=[.B87]/17179777" office:value-type="float" office:value="0.0013569442723267" calcext:value-type="float">
            <text:p>0.001356944272327</text:p>
          </table:table-cell>
          <table:table-cell table:formula="of:=[.C87]*100" office:value-type="float" office:value="0.13569442723267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5/chevrolet-trailblazer-sales-figures-usa-canada/" xlink:type="simple">Chevrolet Blazer</text:a></text:p>
          </table:table-cell>
          <table:table-cell table:style-name="ce2" office:value-type="float" office:value="27" calcext:value-type="float">
            <text:p>27</text:p>
          </table:table-cell>
          <table:table-cell table:formula="of:=[.B88]/17179777" office:value-type="float" office:value="0.00000157161527766047" calcext:value-type="float">
            <text:p>1.57161527766047E-06</text:p>
          </table:table-cell>
          <table:table-cell table:formula="of:=[.C88]*100" office:value-type="float" office:value="0.000157161527766047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10/ram-promaster-sales-figures-usa-canada.html" xlink:type="simple">Ram ProMaster</text:a></text:p>
          </table:table-cell>
          <table:table-cell table:style-name="ce2" office:value-type="float" office:value="46600" calcext:value-type="float">
            <text:p>46600</text:p>
          </table:table-cell>
          <table:table-cell table:formula="of:=[.B89]/17179777" office:value-type="float" office:value="0.00271249155329548" calcext:value-type="float">
            <text:p>0.002712491553295</text:p>
          </table:table-cell>
          <table:table-cell table:formula="of:=[.C89]*100" office:value-type="float" office:value="0.271249155329548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x5-sales-figures.html" xlink:type="simple">BMW X5</text:a></text:p>
          </table:table-cell>
          <table:table-cell table:style-name="ce2" office:value-type="float" office:value="45013" calcext:value-type="float">
            <text:p>45013</text:p>
          </table:table-cell>
          <table:table-cell table:formula="of:=[.B90]/17179777" office:value-type="float" office:value="0.00262011549975299" calcext:value-type="float">
            <text:p>0.002620115499753</text:p>
          </table:table-cell>
          <table:table-cell table:formula="of:=[.C90]*100" office:value-type="float" office:value="0.262011549975299" calcext:value-type="float">
            <text:p>0.2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cura-mdx-sales-figures.html" xlink:type="simple">Acura MDX</text:a></text:p>
          </table:table-cell>
          <table:table-cell table:style-name="ce2" office:value-type="float" office:value="51512" calcext:value-type="float">
            <text:p>51512</text:p>
          </table:table-cell>
          <table:table-cell table:formula="of:=[.B91]/17179777" office:value-type="float" office:value="0.00299840911788319" calcext:value-type="float">
            <text:p>0.002998409117883</text:p>
          </table:table-cell>
          <table:table-cell table:formula="of:=[.C91]*100" office:value-type="float" office:value="0.299840911788319" calcext:value-type="float">
            <text:p>0.3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suburban-sales-figures.html" xlink:type="simple">Chevrolet Suburban</text:a></text:p>
          </table:table-cell>
          <table:table-cell table:style-name="ce2" office:value-type="float" office:value="60633" calcext:value-type="float">
            <text:p>60633</text:p>
          </table:table-cell>
          <table:table-cell table:formula="of:=[.B92]/17179777" office:value-type="float" office:value="0.0035293240418662" calcext:value-type="float">
            <text:p>0.003529324041866</text:p>
          </table:table-cell>
          <table:table-cell table:formula="of:=[.C92]*100" office:value-type="float" office:value="0.35293240418662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es-sales-figures.html" xlink:type="simple">Lexus ES</text:a></text:p>
          </table:table-cell>
          <table:table-cell table:style-name="ce2" office:value-type="float" office:value="48482" calcext:value-type="float">
            <text:p>48482</text:p>
          </table:table-cell>
          <table:table-cell table:formula="of:=[.B93]/17179777" office:value-type="float" office:value="0.00282203895894574" calcext:value-type="float">
            <text:p>0.002822038958946</text:p>
          </table:table-cell>
          <table:table-cell table:formula="of:=[.C93]*100" office:value-type="float" office:value="0.282203895894574" calcext:value-type="float">
            <text:p>0.2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uick-enclave-sales-figures.html" xlink:type="simple">Buick Enclave</text:a></text:p>
          </table:table-cell>
          <table:table-cell table:style-name="ce2" office:value-type="float" office:value="49648" calcext:value-type="float">
            <text:p>49648</text:p>
          </table:table-cell>
          <table:table-cell table:formula="of:=[.B94]/17179777" office:value-type="float" office:value="0.00288990945575138" calcext:value-type="float">
            <text:p>0.002889909455751</text:p>
          </table:table-cell>
          <table:table-cell table:formula="of:=[.C94]*100" office:value-type="float" office:value="0.288990945575138" calcext:value-type="float">
            <text:p>0.2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azda-3-sales-figures.html" xlink:type="simple">Mazda 3</text:a></text:p>
          </table:table-cell>
          <table:table-cell table:style-name="ce2" office:value-type="float" office:value="64638" calcext:value-type="float">
            <text:p>64638</text:p>
          </table:table-cell>
          <table:table-cell table:formula="of:=[.B95]/17179777" office:value-type="float" office:value="0.00376244697471917" calcext:value-type="float">
            <text:p>0.003762446974719</text:p>
          </table:table-cell>
          <table:table-cell table:formula="of:=[.C95]*100" office:value-type="float" office:value="0.376244697471917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cadillac-xt5-sales-figures-usa-canada-monthly-yearly.html" xlink:type="simple">Cadillac XT5</text:a></text:p>
          </table:table-cell>
          <table:table-cell table:style-name="ce2" office:value-type="float" office:value="60566" calcext:value-type="float">
            <text:p>60566</text:p>
          </table:table-cell>
          <table:table-cell table:formula="of:=[.B96]/17179777" office:value-type="float" office:value="0.00352542410765867" calcext:value-type="float">
            <text:p>0.003525424107659</text:p>
          </table:table-cell>
          <table:table-cell table:formula="of:=[.C96]*100" office:value-type="float" office:value="0.352542410765867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0/toyota-chr-sales-figures-usa-canada.html" xlink:type="simple">Toyota C-HR</text:a></text:p>
          </table:table-cell>
          <table:table-cell table:style-name="ce2" office:value-type="float" office:value="49642" calcext:value-type="float">
            <text:p>49642</text:p>
          </table:table-cell>
          <table:table-cell table:formula="of:=[.B97]/17179777" office:value-type="float" office:value="0.0028895602079119" calcext:value-type="float">
            <text:p>0.002889560207912</text:p>
          </table:table-cell>
          <table:table-cell table:formula="of:=[.C97]*100" office:value-type="float" office:value="0.28895602079119" calcext:value-type="float">
            <text:p>0.2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c-class-sales-figures.html" xlink:type="simple">Mercedes-Benz C-Class</text:a></text:p>
          </table:table-cell>
          <table:table-cell table:style-name="ce2" office:value-type="float" office:value="54829" calcext:value-type="float">
            <text:p>54829</text:p>
          </table:table-cell>
          <table:table-cell table:formula="of:=[.B98]/17179777" office:value-type="float" office:value="0.00319148496514245" calcext:value-type="float">
            <text:p>0.003191484965142</text:p>
          </table:table-cell>
          <table:table-cell table:formula="of:=[.C98]*100" office:value-type="float" office:value="0.319148496514245" calcext:value-type="float">
            <text:p>0.3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1/mercedes-benz-gle-class-sales-figures-usa-canada.html" xlink:type="simple">Mercedes-Benz GLE-Class</text:a></text:p>
          </table:table-cell>
          <table:table-cell table:style-name="ce2" office:value-type="float" office:value="46010" calcext:value-type="float">
            <text:p>46010</text:p>
          </table:table-cell>
          <table:table-cell table:formula="of:=[.B99]/17179777" office:value-type="float" office:value="0.00267814884907994" calcext:value-type="float">
            <text:p>0.00267814884908</text:p>
          </table:table-cell>
          <table:table-cell table:formula="of:=[.C99]*100" office:value-type="float" office:value="0.267814884907994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camaro-sales-figures.html" xlink:type="simple">Chevrolet Camaro</text:a></text:p>
          </table:table-cell>
          <table:table-cell table:style-name="ce2" office:value-type="float" office:value="50963" calcext:value-type="float">
            <text:p>50963</text:p>
          </table:table-cell>
          <table:table-cell table:formula="of:=[.B100]/17179777" office:value-type="float" office:value="0.00296645294057077" calcext:value-type="float">
            <text:p>0.002966452940571</text:p>
          </table:table-cell>
          <table:table-cell table:formula="of:=[.C100]*100" office:value-type="float" office:value="0.296645294057077" calcext:value-type="float">
            <text:p>0.3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cruze-sales-figures.html" xlink:type="simple">Chevrolet Cruze</text:a></text:p>
          </table:table-cell>
          <table:table-cell table:style-name="ce2" office:value-type="float" office:value="142618" calcext:value-type="float">
            <text:p>142618</text:p>
          </table:table-cell>
          <table:table-cell table:formula="of:=[.B101]/17179777" office:value-type="float" office:value="0.0083015047284956" calcext:value-type="float">
            <text:p>0.008301504728496</text:p>
          </table:table-cell>
          <table:table-cell table:formula="of:=[.C101]*100" office:value-type="float" office:value="0.83015047284956" calcext:value-type="float">
            <text:p>0.8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3-series-sales-figures.html" xlink:type="simple">BMW 3-Series</text:a></text:p>
          </table:table-cell>
          <table:table-cell table:style-name="ce2" office:value-type="float" office:value="44578" calcext:value-type="float">
            <text:p>44578</text:p>
          </table:table-cell>
          <table:table-cell table:formula="of:=[.B102]/17179777" office:value-type="float" office:value="0.00259479503139069" calcext:value-type="float">
            <text:p>0.002594795031391</text:p>
          </table:table-cell>
          <table:table-cell table:formula="of:=[.C102]*100" office:value-type="float" office:value="0.259479503139069" calcext:value-type="float">
            <text:p>0.2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6/ford-e-series-sales-figures.html" xlink:type="simple">Ford E-Series</text:a></text:p>
          </table:table-cell>
          <table:table-cell table:style-name="ce2" office:value-type="float" office:value="47936" calcext:value-type="float">
            <text:p>47936</text:p>
          </table:table-cell>
          <table:table-cell table:formula="of:=[.B103]/17179777" office:value-type="float" office:value="0.00279025740555305" calcext:value-type="float">
            <text:p>0.002790257405553</text:p>
          </table:table-cell>
          <table:table-cell table:formula="of:=[.C103]*100" office:value-type="float" office:value="0.279025740555305" calcext:value-type="float">
            <text:p>0.2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impala-sales-figures.html" xlink:type="simple">Chevrolet Impala</text:a></text:p>
          </table:table-cell>
          <table:table-cell table:style-name="ce2" office:value-type="float" office:value="56557" calcext:value-type="float">
            <text:p>56557</text:p>
          </table:table-cell>
          <table:table-cell table:formula="of:=[.B104]/17179777" office:value-type="float" office:value="0.00329206834291272" calcext:value-type="float">
            <text:p>0.003292068342913</text:p>
          </table:table-cell>
          <table:table-cell table:formula="of:=[.C104]*100" office:value-type="float" office:value="0.329206834291272" calcext:value-type="float">
            <text:p>0.3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infiniti-qx60-sales-figures-usa-canada.html" xlink:type="simple">Infiniti QX60</text:a></text:p>
          </table:table-cell>
          <table:table-cell table:style-name="ce2" office:value-type="float" office:value="47370" calcext:value-type="float">
            <text:p>47370</text:p>
          </table:table-cell>
          <table:table-cell table:formula="of:=[.B105]/17179777" office:value-type="float" office:value="0.00275731169269543" calcext:value-type="float">
            <text:p>0.002757311692695</text:p>
          </table:table-cell>
          <table:table-cell table:formula="of:=[.C105]*100" office:value-type="float" office:value="0.275731169269543" calcext:value-type="float">
            <text:p>0.2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transit-connect-sales-figures.html" xlink:type="simple">Ford Transit Connect</text:a></text:p>
          </table:table-cell>
          <table:table-cell table:style-name="ce2" office:value-type="float" office:value="31923" calcext:value-type="float">
            <text:p>31923</text:p>
          </table:table-cell>
          <table:table-cell table:formula="of:=[.B106]/17179777" office:value-type="float" office:value="0.0018581731299539" calcext:value-type="float">
            <text:p>0.001858173129954</text:p>
          </table:table-cell>
          <table:table-cell table:formula="of:=[.C106]*100" office:value-type="float" office:value="0.1858173129953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Jeep Gladiator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107]/17179777" office:value-type="float" office:value="0" calcext:value-type="float">
            <text:p>0</text:p>
          </table:table-cell>
          <table:table-cell table:formula="of:=[.C107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cls-class-sales-figures.html" xlink:type="simple">Mercedes-Benz E / CLS-Class</text:a></text:p>
          </table:table-cell>
          <table:table-cell table:style-name="ce2" office:value-type="float" office:value="46424" calcext:value-type="float">
            <text:p>46424</text:p>
          </table:table-cell>
          <table:table-cell table:formula="of:=[.B108]/17179777" office:value-type="float" office:value="0.00270224695000407" calcext:value-type="float">
            <text:p>0.002702246950004</text:p>
          </table:table-cell>
          <table:table-cell table:formula="of:=[.C108]*100" office:value-type="float" office:value="0.270224695000407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5-series-sales-figures.html" xlink:type="simple">BMW 5-Series</text:a></text:p>
          </table:table-cell>
          <table:table-cell table:style-name="ce2" office:value-type="float" office:value="43937" calcext:value-type="float">
            <text:p>43937</text:p>
          </table:table-cell>
          <table:table-cell table:formula="of:=[.B109]/17179777" office:value-type="float" office:value="0.00255748372053956" calcext:value-type="float">
            <text:p>0.00255748372054</text:p>
          </table:table-cell>
          <table:table-cell table:formula="of:=[.C109]*100" office:value-type="float" office:value="0.255748372053956" calcext:value-type="float">
            <text:p>0.2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itsubishi-outlander-sales-figures.html" xlink:type="simple">Mitsubishi Outlander</text:a></text:p>
          </table:table-cell>
          <table:table-cell table:style-name="ce2" office:value-type="float" office:value="37952" calcext:value-type="float">
            <text:p>37952</text:p>
          </table:table-cell>
          <table:table-cell table:formula="of:=[.B110]/17179777" office:value-type="float" office:value="0.00220910900065816" calcext:value-type="float">
            <text:p>0.002209109000658</text:p>
          </table:table-cell>
          <table:table-cell table:formula="of:=[.C110]*100" office:value-type="float" office:value="0.220910900065816" calcext:value-type="float">
            <text:p>0.2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golf-sales-figures.html" xlink:type="simple">Volkswagen Golf</text:a></text:p>
          </table:table-cell>
          <table:table-cell table:style-name="ce2" office:value-type="float" office:value="42271" calcext:value-type="float">
            <text:p>42271</text:p>
          </table:table-cell>
          <table:table-cell table:formula="of:=[.B111]/17179777" office:value-type="float" office:value="0.00246050923711059" calcext:value-type="float">
            <text:p>0.002460509237111</text:p>
          </table:table-cell>
          <table:table-cell table:formula="of:=[.C111]*100" office:value-type="float" office:value="0.246050923711059" calcext:value-type="float">
            <text:p>0.2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Honda Passport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112]/17179777" office:value-type="float" office:value="0" calcext:value-type="float">
            <text:p>0</text:p>
          </table:table-cell>
          <table:table-cell table:formula="of:=[.C112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vo-xc90-sales-figures.html" xlink:type="simple">Volvo XC90</text:a></text:p>
          </table:table-cell>
          <table:table-cell table:style-name="ce2" office:value-type="float" office:value="31609" calcext:value-type="float">
            <text:p>31609</text:p>
          </table:table-cell>
          <table:table-cell table:formula="of:=[.B113]/17179777" office:value-type="float" office:value="0.00183989582635444" calcext:value-type="float">
            <text:p>0.001839895826354</text:p>
          </table:table-cell>
          <table:table-cell table:formula="of:=[.C113]*100" office:value-type="float" office:value="0.183989582635444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0/cadillac-escalade-family-sales-figures-usa-canada.html" xlink:type="simple">Cadillac Escalade</text:a></text:p>
          </table:table-cell>
          <table:table-cell table:style-name="ce2" office:value-type="float" office:value="36032" calcext:value-type="float">
            <text:p>36032</text:p>
          </table:table-cell>
          <table:table-cell table:formula="of:=[.B114]/17179777" office:value-type="float" office:value="0.00209734969202452" calcext:value-type="float">
            <text:p>0.002097349692025</text:p>
          </table:table-cell>
          <table:table-cell table:formula="of:=[.C114]*100" office:value-type="float" office:value="0.209734969202452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fit-sales-figures.html" xlink:type="simple">Honda Fit</text:a></text:p>
          </table:table-cell>
          <table:table-cell table:style-name="ce2" office:value-type="float" office:value="35030" calcext:value-type="float">
            <text:p>35030</text:p>
          </table:table-cell>
          <table:table-cell table:formula="of:=[.B115]/17179777" office:value-type="float" office:value="0.00203902530283135" calcext:value-type="float">
            <text:p>0.002039025302831</text:p>
          </table:table-cell>
          <table:table-cell table:formula="of:=[.C115]*100" office:value-type="float" office:value="0.203902530283135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maxima-sales-figures.html" xlink:type="simple">Nissan Maxima</text:a></text:p>
          </table:table-cell>
          <table:table-cell table:style-name="ce2" office:value-type="float" office:value="42337" calcext:value-type="float">
            <text:p>42337</text:p>
          </table:table-cell>
          <table:table-cell table:formula="of:=[.B116]/17179777" office:value-type="float" office:value="0.00246435096334487" calcext:value-type="float">
            <text:p>0.002464350963345</text:p>
          </table:table-cell>
          <table:table-cell table:formula="of:=[.C116]*100" office:value-type="float" office:value="0.246435096334487" calcext:value-type="float">
            <text:p>0.2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subaru-legacy-sales-figures.html" xlink:type="simple">Subaru Legacy</text:a></text:p>
          </table:table-cell>
          <table:table-cell table:style-name="ce2" office:value-type="float" office:value="40109" calcext:value-type="float">
            <text:p>40109</text:p>
          </table:table-cell>
          <table:table-cell table:formula="of:=[.B117]/17179777" office:value-type="float" office:value="0.00233466359895126" calcext:value-type="float">
            <text:p>0.002334663598951</text:p>
          </table:table-cell>
          <table:table-cell table:formula="of:=[.C117]*100" office:value-type="float" office:value="0.233466359895126" calcext:value-type="float">
            <text:p>0.2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q7-sales-figures.html" xlink:type="simple">Audi Q7</text:a></text:p>
          </table:table-cell>
          <table:table-cell table:style-name="ce2" office:value-type="float" office:value="37417" calcext:value-type="float">
            <text:p>37417</text:p>
          </table:table-cell>
          <table:table-cell table:formula="of:=[.B118]/17179777" office:value-type="float" office:value="0.00217796773497118" calcext:value-type="float">
            <text:p>0.002177967734971</text:p>
          </table:table-cell>
          <table:table-cell table:formula="of:=[.C118]*100" office:value-type="float" office:value="0.217796773497118" calcext:value-type="float">
            <text:p>0.2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ridgeline-sales-figures.html" xlink:type="simple">Honda Ridgeline</text:a></text:p>
          </table:table-cell>
          <table:table-cell table:style-name="ce2" office:value-type="float" office:value="30592" calcext:value-type="float">
            <text:p>30592</text:p>
          </table:table-cell>
          <table:table-cell table:formula="of:=[.B119]/17179777" office:value-type="float" office:value="0.00178069831756256" calcext:value-type="float">
            <text:p>0.001780698317563</text:p>
          </table:table-cell>
          <table:table-cell table:formula="of:=[.C119]*100" office:value-type="float" office:value="0.178069831756256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usa-canada-buick-envision-sales-stats-monthly-yearly.html" xlink:type="simple">Buick Envision</text:a></text:p>
          </table:table-cell>
          <table:table-cell table:style-name="ce2" office:value-type="float" office:value="30153" calcext:value-type="float">
            <text:p>30153</text:p>
          </table:table-cell>
          <table:table-cell table:formula="of:=[.B120]/17179777" office:value-type="float" office:value="0.00175514501730727" calcext:value-type="float">
            <text:p>0.001755145017307</text:p>
          </table:table-cell>
          <table:table-cell table:formula="of:=[.C120]*100" office:value-type="float" office:value="0.175514501730727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gmc-canyon-sales-figures.html" xlink:type="simple">GMC Canyon</text:a></text:p>
          </table:table-cell>
          <table:table-cell table:style-name="ce2" office:value-type="float" office:value="33493" calcext:value-type="float">
            <text:p>33493</text:p>
          </table:table-cell>
          <table:table-cell table:formula="of:=[.B121]/17179777" office:value-type="float" office:value="0.00194955964795119" calcext:value-type="float">
            <text:p>0.001949559647951</text:p>
          </table:table-cell>
          <table:table-cell table:formula="of:=[.C121]*100" office:value-type="float" office:value="0.1949559647951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0/nissan-armada-sales-figures.html" xlink:type="simple">Nissan Armada</text:a></text:p>
          </table:table-cell>
          <table:table-cell table:style-name="ce2" office:value-type="float" office:value="32650" calcext:value-type="float">
            <text:p>32650</text:p>
          </table:table-cell>
          <table:table-cell table:formula="of:=[.B122]/17179777" office:value-type="float" office:value="0.00190049032650424" calcext:value-type="float">
            <text:p>0.001900490326504</text:p>
          </table:table-cell>
          <table:table-cell table:formula="of:=[.C122]*100" office:value-type="float" office:value="0.190049032650424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Cadillac XT4</text:a></text:p>
          </table:table-cell>
          <table:table-cell table:style-name="ce2" office:value-type="float" office:value="7785" calcext:value-type="float">
            <text:p>7785</text:p>
          </table:table-cell>
          <table:table-cell table:formula="of:=[.B123]/17179777" office:value-type="float" office:value="0.000453149071725436" calcext:value-type="float">
            <text:p>0.000453149071725</text:p>
          </table:table-cell>
          <table:table-cell table:formula="of:=[.C123]*100" office:value-type="float" office:value="0.0453149071725436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incoln-mkx-sales-figures.html" xlink:type="simple">Lincoln MKX/Nautilus</text:a></text:p>
          </table:table-cell>
          <table:table-cell table:style-name="ce2" office:value-type="float" office:value="28573" calcext:value-type="float">
            <text:p>28573</text:p>
          </table:table-cell>
          <table:table-cell table:formula="of:=[.B124]/17179777" office:value-type="float" office:value="0.00166317641957751" calcext:value-type="float">
            <text:p>0.001663176419578</text:p>
          </table:table-cell>
          <table:table-cell table:formula="of:=[.C124]*100" office:value-type="float" office:value="0.166317641957751" calcext:value-type="float">
            <text:p>0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titan-sales-figures.html" xlink:type="simple">Nissan Titan</text:a></text:p>
          </table:table-cell>
          <table:table-cell table:style-name="ce2" office:value-type="float" office:value="50459" calcext:value-type="float">
            <text:p>50459</text:p>
          </table:table-cell>
          <table:table-cell table:formula="of:=[.B125]/17179777" office:value-type="float" office:value="0.00293711612205444" calcext:value-type="float">
            <text:p>0.002937116122054</text:p>
          </table:table-cell>
          <table:table-cell table:formula="of:=[.C125]*100" office:value-type="float" office:value="0.293711612205444" calcext:value-type="float">
            <text:p>0.2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8/chevrolet-spark-sales-figures.html" xlink:type="simple">Chevrolet Spark</text:a></text:p>
          </table:table-cell>
          <table:table-cell table:style-name="ce2" office:value-type="float" office:value="23603" calcext:value-type="float">
            <text:p>23603</text:p>
          </table:table-cell>
          <table:table-cell table:formula="of:=[.B126]/17179777" office:value-type="float" office:value="0.00137388279254149" calcext:value-type="float">
            <text:p>0.001373882792541</text:p>
          </table:table-cell>
          <table:table-cell table:formula="of:=[.C126]*100" office:value-type="float" office:value="0.137388279254149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vo-xc60-sales-figures.html" xlink:type="simple">Volvo XC60</text:a></text:p>
          </table:table-cell>
          <table:table-cell table:style-name="ce2" office:value-type="float" office:value="32689" calcext:value-type="float">
            <text:p>32689</text:p>
          </table:table-cell>
          <table:table-cell table:formula="of:=[.B127]/17179777" office:value-type="float" office:value="0.00190276043746086" calcext:value-type="float">
            <text:p>0.001902760437461</text:p>
          </table:table-cell>
          <table:table-cell table:formula="of:=[.C127]*100" office:value-type="float" office:value="0.190276043746086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6/mercedes-benz-sprinter-sales-figures.html" xlink:type="simple">Mercedes-Benz Sprinter</text:a></text:p>
          </table:table-cell>
          <table:table-cell table:style-name="ce2" office:value-type="float" office:value="27564" calcext:value-type="float">
            <text:p>27564</text:p>
          </table:table-cell>
          <table:table-cell table:formula="of:=[.B128]/17179777" office:value-type="float" office:value="0.0016044445745716" calcext:value-type="float">
            <text:p>0.001604444574572</text:p>
          </table:table-cell>
          <table:table-cell table:formula="of:=[.C128]*100" office:value-type="float" office:value="0.160444457457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rysler-300-sales-figures.html" xlink:type="simple">Chrysler 300</text:a></text:p>
          </table:table-cell>
          <table:table-cell table:style-name="ce2" office:value-type="float" office:value="46593" calcext:value-type="float">
            <text:p>46593</text:p>
          </table:table-cell>
          <table:table-cell table:formula="of:=[.B129]/17179777" office:value-type="float" office:value="0.00271208409748276" calcext:value-type="float">
            <text:p>0.002712084097483</text:p>
          </table:table-cell>
          <table:table-cell table:formula="of:=[.C129]*100" office:value-type="float" office:value="0.271208409748276" calcext:value-type="float">
            <text:p>0.2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Hyundai Palisade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130]/17179777" office:value-type="float" office:value="0" calcext:value-type="float">
            <text:p>0</text:p>
          </table:table-cell>
          <table:table-cell table:formula="of:=[.C130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avalon-sales-figures.html" xlink:type="simple">Toyota Avalon</text:a></text:p>
          </table:table-cell>
          <table:table-cell table:style-name="ce2" office:value-type="float" office:value="33580" calcext:value-type="float">
            <text:p>33580</text:p>
          </table:table-cell>
          <table:table-cell table:formula="of:=[.B131]/17179777" office:value-type="float" office:value="0.00195462374162365" calcext:value-type="float">
            <text:p>0.001954623741624</text:p>
          </table:table-cell>
          <table:table-cell table:formula="of:=[.C131]*100" office:value-type="float" office:value="0.195462374162365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10/mitsubishi-mirage-sales-figures-usa-canada.html" xlink:type="simple">Mitsubishi Mirage</text:a></text:p>
          </table:table-cell>
          <table:table-cell table:style-name="ce2" office:value-type="float" office:value="24316" calcext:value-type="float">
            <text:p>24316</text:p>
          </table:table-cell>
          <table:table-cell table:formula="of:=[.B132]/17179777" office:value-type="float" office:value="0.00141538507746637" calcext:value-type="float">
            <text:p>0.001415385077466</text:p>
          </table:table-cell>
          <table:table-cell table:formula="of:=[.C132]*100" office:value-type="float" office:value="0.141538507746637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azda-cx-9-sales-figures.html" xlink:type="simple">Mazda CX-9</text:a></text:p>
          </table:table-cell>
          <table:table-cell table:style-name="ce2" office:value-type="float" office:value="28257" calcext:value-type="float">
            <text:p>28257</text:p>
          </table:table-cell>
          <table:table-cell table:formula="of:=[.B133]/17179777" office:value-type="float" office:value="0.00164478270003155" calcext:value-type="float">
            <text:p>0.001644782700032</text:p>
          </table:table-cell>
          <table:table-cell table:formula="of:=[.C133]*100" office:value-type="float" office:value="0.164478270003155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8/acura-tlx-sales-figures-usa-canada-monthly-yearly.html" xlink:type="simple">Acura TLX</text:a></text:p>
          </table:table-cell>
          <table:table-cell table:style-name="ce2" office:value-type="float" office:value="30468" calcext:value-type="float">
            <text:p>30468</text:p>
          </table:table-cell>
          <table:table-cell table:formula="of:=[.B134]/17179777" office:value-type="float" office:value="0.00177348052887997" calcext:value-type="float">
            <text:p>0.00177348052888</text:p>
          </table:table-cell>
          <table:table-cell table:formula="of:=[.C134]*100" office:value-type="float" office:value="0.177348052887997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a4-sales-figures/" xlink:type="simple">Audi A4</text:a></text:p>
          </table:table-cell>
          <table:table-cell table:style-name="ce2" office:value-type="float" office:value="34311" calcext:value-type="float">
            <text:p>34311</text:p>
          </table:table-cell>
          <table:table-cell table:formula="of:=[.B135]/17179777" office:value-type="float" office:value="0.00199717377006698" calcext:value-type="float">
            <text:p>0.001997173770067</text:p>
          </table:table-cell>
          <table:table-cell table:formula="of:=[.C135]*100" office:value-type="float" office:value="0.199717377006698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itsubishi-outlander-sportrvr-sales.html" xlink:type="simple">Mitsubishi Outlander Sport</text:a></text:p>
          </table:table-cell>
          <table:table-cell table:style-name="ce2" office:value-type="float" office:value="36867" calcext:value-type="float">
            <text:p>36867</text:p>
          </table:table-cell>
          <table:table-cell table:formula="of:=[.B136]/17179777" office:value-type="float" office:value="0.00214595334968551" calcext:value-type="float">
            <text:p>0.002145953349686</text:p>
          </table:table-cell>
          <table:table-cell table:formula="of:=[.C136]*100" office:value-type="float" office:value="0.214595334968551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9/infiniti-q50-sales-figures-usa-canada.html" xlink:type="simple">Infiniti Q50</text:a></text:p>
          </table:table-cell>
          <table:table-cell table:style-name="ce2" office:value-type="float" office:value="34763" calcext:value-type="float">
            <text:p>34763</text:p>
          </table:table-cell>
          <table:table-cell table:formula="of:=[.B137]/17179777" office:value-type="float" office:value="0.00202348377397448" calcext:value-type="float">
            <text:p>0.002023483773974</text:p>
          </table:table-cell>
          <table:table-cell table:formula="of:=[.C137]*100" office:value-type="float" office:value="0.202348377397448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gx-sales-figures.html" xlink:type="simple">Lexus GX</text:a></text:p>
          </table:table-cell>
          <table:table-cell table:style-name="ce2" office:value-type="float" office:value="26724" calcext:value-type="float">
            <text:p>26724</text:p>
          </table:table-cell>
          <table:table-cell table:formula="of:=[.B138]/17179777" office:value-type="float" office:value="0.00155554987704439" calcext:value-type="float">
            <text:p>0.001555549877044</text:p>
          </table:table-cell>
          <table:table-cell table:formula="of:=[.C138]*100" office:value-type="float" office:value="0.155554987704439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5/lincoln-mkc-sales-figures-usa-canada.html" xlink:type="simple">Lincoln MKC</text:a></text:p>
          </table:table-cell>
          <table:table-cell table:style-name="ce2" office:value-type="float" office:value="26241" calcext:value-type="float">
            <text:p>26241</text:p>
          </table:table-cell>
          <table:table-cell table:formula="of:=[.B139]/17179777" office:value-type="float" office:value="0.00152743542596624" calcext:value-type="float">
            <text:p>0.001527435425966</text:p>
          </table:table-cell>
          <table:table-cell table:formula="of:=[.C139]*100" office:value-type="float" office:value="0.152743542596624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and-rover-range-rover-sport-sales.html" xlink:type="simple">Land Rover Range Rover Sport</text:a></text:p>
          </table:table-cell>
          <table:table-cell table:style-name="ce2" office:value-type="float" office:value="24282" calcext:value-type="float">
            <text:p>24282</text:p>
          </table:table-cell>
          <table:table-cell table:formula="of:=[.B140]/17179777" office:value-type="float" office:value="0.00141340600637598" calcext:value-type="float">
            <text:p>0.001413406006376</text:p>
          </table:table-cell>
          <table:table-cell table:formula="of:=[.C140]*100" office:value-type="float" office:value="0.141340600637598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accent-sales-figures.html" xlink:type="simple">Hyundai Accent</text:a></text:p>
          </table:table-cell>
          <table:table-cell table:style-name="ce2" office:value-type="float" office:value="29090" calcext:value-type="float">
            <text:p>29090</text:p>
          </table:table-cell>
          <table:table-cell table:formula="of:=[.B141]/17179777" office:value-type="float" office:value="0.00169326994174604" calcext:value-type="float">
            <text:p>0.001693269941746</text:p>
          </table:table-cell>
          <table:table-cell table:formula="of:=[.C141]*100" office:value-type="float" office:value="0.169326994174604" calcext:value-type="float">
            <text:p>0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rio-sales-figures.html" xlink:type="simple">Kia Rio</text:a></text:p>
          </table:table-cell>
          <table:table-cell table:style-name="ce2" office:value-type="float" office:value="22975" calcext:value-type="float">
            <text:p>22975</text:p>
          </table:table-cell>
          <table:table-cell table:formula="of:=[.B142]/17179777" office:value-type="float" office:value="0.00133732818534257" calcext:value-type="float">
            <text:p>0.001337328185343</text:p>
          </table:table-cell>
          <table:table-cell table:formula="of:=[.C142]*100" office:value-type="float" office:value="0.133732818534257" calcext:value-type="float">
            <text:p>0.1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flex-sales-figures.html" xlink:type="simple">Ford Flex</text:a></text:p>
          </table:table-cell>
          <table:table-cell table:style-name="ce2" office:value-type="float" office:value="20308" calcext:value-type="float">
            <text:p>20308</text:p>
          </table:table-cell>
          <table:table-cell table:formula="of:=[.B143]/17179777" office:value-type="float" office:value="0.00118208752069366" calcext:value-type="float">
            <text:p>0.001182087520694</text:p>
          </table:table-cell>
          <table:table-cell table:formula="of:=[.C143]*100" office:value-type="float" office:value="0.118208752069366" calcext:value-type="float">
            <text:p>0.1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0/kia-niro-sales-figures-usa-canada.html" xlink:type="simple">Kia Niro</text:a></text:p>
          </table:table-cell>
          <table:table-cell table:style-name="ce2" office:value-type="float" office:value="28232" calcext:value-type="float">
            <text:p>28232</text:p>
          </table:table-cell>
          <table:table-cell table:formula="of:=[.B144]/17179777" office:value-type="float" office:value="0.00164332750070039" calcext:value-type="float">
            <text:p>0.0016433275007</text:p>
          </table:table-cell>
          <table:table-cell table:formula="of:=[.C144]*100" office:value-type="float" office:value="0.164332750070039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6/gmc-savana-sales-figures.html" xlink:type="simple">GMC Savana</text:a></text:p>
          </table:table-cell>
          <table:table-cell table:style-name="ce2" office:value-type="float" office:value="19685" calcext:value-type="float">
            <text:p>19685</text:p>
          </table:table-cell>
          <table:table-cell table:formula="of:=[.B145]/17179777" office:value-type="float" office:value="0.00114582395336098" calcext:value-type="float">
            <text:p>0.001145823953361</text:p>
          </table:table-cell>
          <table:table-cell table:formula="of:=[.C145]*100" office:value-type="float" office:value="0.114582395336098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onda-insight-sales-figures.html" xlink:type="simple">Honda Insight</text:a></text:p>
          </table:table-cell>
          <table:table-cell table:style-name="ce2" office:value-type="float" office:value="12513" calcext:value-type="float">
            <text:p>12513</text:p>
          </table:table-cell>
          <table:table-cell table:formula="of:=[.B146]/17179777" office:value-type="float" office:value="0.000728356369235759" calcext:value-type="float">
            <text:p>0.000728356369236</text:p>
          </table:table-cell>
          <table:table-cell table:formula="of:=[.C146]*100" office:value-type="float" office:value="0.0728356369235759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a5-sales-figures.html" xlink:type="simple">Audi A5</text:a></text:p>
          </table:table-cell>
          <table:table-cell table:style-name="ce2" office:value-type="float" office:value="25972" calcext:value-type="float">
            <text:p>25972</text:p>
          </table:table-cell>
          <table:table-cell table:formula="of:=[.B147]/17179777" office:value-type="float" office:value="0.00151177748116288" calcext:value-type="float">
            <text:p>0.001511777481163</text:p>
          </table:table-cell>
          <table:table-cell table:formula="of:=[.C147]*100" office:value-type="float" office:value="0.151177748116288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porsche-macan-sales-figures-usa-canada.html" xlink:type="simple">Porsche Macan</text:a></text:p>
          </table:table-cell>
          <table:table-cell table:style-name="ce2" office:value-type="float" office:value="22954" calcext:value-type="float">
            <text:p>22954</text:p>
          </table:table-cell>
          <table:table-cell table:formula="of:=[.B148]/17179777" office:value-type="float" office:value="0.00133610581790439" calcext:value-type="float">
            <text:p>0.001336105817904</text:p>
          </table:table-cell>
          <table:table-cell table:formula="of:=[.C148]*100" office:value-type="float" office:value="0.133610581790439" calcext:value-type="float">
            <text:p>0.1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gl-class-sales-figures.html" xlink:type="simple">Mercedes-Benz GLS-Class</text:a></text:p>
          </table:table-cell>
          <table:table-cell table:style-name="ce2" office:value-type="float" office:value="21973" calcext:value-type="float">
            <text:p>21973</text:p>
          </table:table-cell>
          <table:table-cell table:formula="of:=[.B149]/17179777" office:value-type="float" office:value="0.00127900379614939" calcext:value-type="float">
            <text:p>0.001279003796149</text:p>
          </table:table-cell>
          <table:table-cell table:formula="of:=[.C149]*100" office:value-type="float" office:value="0.127900379614939" calcext:value-type="float">
            <text:p>0.1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ini-cooper-sales-figures.html" xlink:type="simple">Mini Cooper</text:a></text:p>
          </table:table-cell>
          <table:table-cell table:style-name="ce2" office:value-type="float" office:value="26119" calcext:value-type="float">
            <text:p>26119</text:p>
          </table:table-cell>
          <table:table-cell table:formula="of:=[.B150]/17179777" office:value-type="float" office:value="0.00152033405323014" calcext:value-type="float">
            <text:p>0.00152033405323</text:p>
          </table:table-cell>
          <table:table-cell table:formula="of:=[.C150]*100" office:value-type="float" office:value="0.152033405323014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08/toyota-yaris-total-sales-figures-usa-canada.html" xlink:type="simple">Toyota Yaris</text:a></text:p>
          </table:table-cell>
          <table:table-cell table:style-name="ce2" office:value-type="float" office:value="27209" calcext:value-type="float">
            <text:p>27209</text:p>
          </table:table-cell>
          <table:table-cell table:formula="of:=[.B151]/17179777" office:value-type="float" office:value="0.00158378074406903" calcext:value-type="float">
            <text:p>0.001583780744069</text:p>
          </table:table-cell>
          <table:table-cell table:formula="of:=[.C151]*100" office:value-type="float" office:value="0.158378074406903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5/subaru-wrx-sti-sales-figures-usa.html" xlink:type="simple">Subaru Impreza WRX</text:a></text:p>
          </table:table-cell>
          <table:table-cell table:style-name="ce2" office:value-type="float" office:value="28730" calcext:value-type="float">
            <text:p>28730</text:p>
          </table:table-cell>
          <table:table-cell table:formula="of:=[.B152]/17179777" office:value-type="float" office:value="0.00167231507137724" calcext:value-type="float">
            <text:p>0.001672315071377</text:p>
          </table:table-cell>
          <table:table-cell table:formula="of:=[.C152]*100" office:value-type="float" office:value="0.167231507137724" calcext:value-type="float">
            <text:p>0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BMW X7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153]/17179777" office:value-type="float" office:value="0" calcext:value-type="float">
            <text:p>0</text:p>
          </table:table-cell>
          <table:table-cell table:formula="of:=[.C153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azda-6-sales-figures.html" xlink:type="simple">Mazda 6</text:a></text:p>
          </table:table-cell>
          <table:table-cell table:style-name="ce2" office:value-type="float" office:value="30938" calcext:value-type="float">
            <text:p>30938</text:p>
          </table:table-cell>
          <table:table-cell table:formula="of:=[.B154]/17179777" office:value-type="float" office:value="0.00180083827630591" calcext:value-type="float">
            <text:p>0.001800838276306</text:p>
          </table:table-cell>
          <table:table-cell table:formula="of:=[.C154]*100" office:value-type="float" office:value="0.180083827630591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mercedes-benz-gla-sales-figures-usa-canada.html" xlink:type="simple">Mercedes-Benz GLA-Class</text:a></text:p>
          </table:table-cell>
          <table:table-cell table:style-name="ce2" office:value-type="float" office:value="24136" calcext:value-type="float">
            <text:p>24136</text:p>
          </table:table-cell>
          <table:table-cell table:formula="of:=[.B155]/17179777" office:value-type="float" office:value="0.00140490764228197" calcext:value-type="float">
            <text:p>0.001404907642282</text:p>
          </table:table-cell>
          <table:table-cell table:formula="of:=[.C155]*100" office:value-type="float" office:value="0.140490764228197" calcext:value-type="float">
            <text:p>0.1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vo-s60-sales-figures.html" xlink:type="simple">Volvo 60-Series</text:a></text:p>
          </table:table-cell>
          <table:table-cell table:style-name="ce2" office:value-type="float" office:value="12176" calcext:value-type="float">
            <text:p>12176</text:p>
          </table:table-cell>
          <table:table-cell table:formula="of:=[.B156]/17179777" office:value-type="float" office:value="0.000708740282251626" calcext:value-type="float">
            <text:p>0.000708740282252</text:p>
          </table:table-cell>
          <table:table-cell table:formula="of:=[.C156]*100" office:value-type="float" office:value="0.0708740282251626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6/nissan-nv-sales-figures.html" xlink:type="simple">Nissan NV</text:a></text:p>
          </table:table-cell>
          <table:table-cell table:style-name="ce2" office:value-type="float" office:value="16902" calcext:value-type="float">
            <text:p>16902</text:p>
          </table:table-cell>
          <table:table-cell table:formula="of:=[.B157]/17179777" office:value-type="float" office:value="0.000983831163815456" calcext:value-type="float">
            <text:p>0.000983831163815</text:p>
          </table:table-cell>
          <table:table-cell table:formula="of:=[.C157]*100" office:value-type="float" office:value="0.0983831163815456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4/mitsubishi-eclipse-cross-sales-figures/" xlink:type="simple">Mitsubishi Eclipse Cross</text:a></text:p>
          </table:table-cell>
          <table:table-cell table:style-name="ce2" office:value-type="float" office:value="9485" calcext:value-type="float">
            <text:p>9485</text:p>
          </table:table-cell>
          <table:table-cell table:formula="of:=[.B158]/17179777" office:value-type="float" office:value="0.000552102626244799" calcext:value-type="float">
            <text:p>0.000552102626245</text:p>
          </table:table-cell>
          <table:table-cell table:formula="of:=[.C158]*100" office:value-type="float" office:value="0.0552102626244799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8/tesla-model-x-sales-figures-usa-canada.html" xlink:type="simple">Tesla Model X</text:a></text:p>
          </table:table-cell>
          <table:table-cell table:style-name="ce2" office:value-type="float" office:value="27250" calcext:value-type="float">
            <text:p>27250</text:p>
          </table:table-cell>
          <table:table-cell table:formula="of:=[.B159]/17179777" office:value-type="float" office:value="0.00158616727097214" calcext:value-type="float">
            <text:p>0.001586167270972</text:p>
          </table:table-cell>
          <table:table-cell table:formula="of:=[.C159]*100" office:value-type="float" office:value="0.158616727097214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09/hyundai-ioniq-usa-canada-sales-stats.html" xlink:type="simple">Hyundai Ioniq</text:a></text:p>
          </table:table-cell>
          <table:table-cell table:style-name="ce2" office:value-type="float" office:value="15076" calcext:value-type="float">
            <text:p>15076</text:p>
          </table:table-cell>
          <table:table-cell table:formula="of:=[.B160]/17179777" office:value-type="float" office:value="0.000877543404667011" calcext:value-type="float">
            <text:p>0.000877543404667</text:p>
          </table:table-cell>
          <table:table-cell table:formula="of:=[.C160]*100" office:value-type="float" office:value="0.0877543404667011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infiniti-qx80-sales-figures-usa-canada.html" xlink:type="simple">Infiniti QX80</text:a></text:p>
          </table:table-cell>
          <table:table-cell table:style-name="ce2" office:value-type="float" office:value="19207" calcext:value-type="float">
            <text:p>19207</text:p>
          </table:table-cell>
          <table:table-cell table:formula="of:=[.B161]/17179777" office:value-type="float" office:value="0.00111800054214906" calcext:value-type="float">
            <text:p>0.001118000542149</text:p>
          </table:table-cell>
          <table:table-cell table:formula="of:=[.C161]*100" office:value-type="float" office:value="0.111800054214906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porsche-cayenne-sales-figures.html" xlink:type="simple">Porsche Cayenne</text:a></text:p>
          </table:table-cell>
          <table:table-cell table:style-name="ce2" office:value-type="float" office:value="11106" calcext:value-type="float">
            <text:p>11106</text:p>
          </table:table-cell>
          <table:table-cell table:formula="of:=[.B162]/17179777" office:value-type="float" office:value="0.000646457750877674" calcext:value-type="float">
            <text:p>0.000646457750878</text:p>
          </table:table-cell>
          <table:table-cell table:formula="of:=[.C162]*100" office:value-type="float" office:value="0.0646457750877674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and-rover-range-rover-sales-figures.html" xlink:type="simple">Land Rover Range Rover</text:a></text:p>
          </table:table-cell>
          <table:table-cell table:style-name="ce2" office:value-type="float" office:value="19030" calcext:value-type="float">
            <text:p>19030</text:p>
          </table:table-cell>
          <table:table-cell table:formula="of:=[.B163]/17179777" office:value-type="float" office:value="0.0011076977308844" calcext:value-type="float">
            <text:p>0.001107697730884</text:p>
          </table:table-cell>
          <table:table-cell table:formula="of:=[.C163]*100" office:value-type="float" office:value="0.11076977308844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4/nissan-nv200-sales-figures-usa-canada.html" xlink:type="simple">Nissan NV200</text:a></text:p>
          </table:table-cell>
          <table:table-cell table:style-name="ce2" office:value-type="float" office:value="18628" calcext:value-type="float">
            <text:p>18628</text:p>
          </table:table-cell>
          <table:table-cell table:formula="of:=[.B164]/17179777" office:value-type="float" office:value="0.00108429812563923" calcext:value-type="float">
            <text:p>0.001084298125639</text:p>
          </table:table-cell>
          <table:table-cell table:formula="of:=[.C164]*100" office:value-type="float" office:value="0.108429812563923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incoln-navigator-sales-figures.html" xlink:type="simple">Lincoln Navigator</text:a></text:p>
          </table:table-cell>
          <table:table-cell table:style-name="ce2" office:value-type="float" office:value="17839" calcext:value-type="float">
            <text:p>17839</text:p>
          </table:table-cell>
          <table:table-cell table:formula="of:=[.B165]/17179777" office:value-type="float" office:value="0.0010383720347476" calcext:value-type="float">
            <text:p>0.001038372034748</text:p>
          </table:table-cell>
          <table:table-cell table:formula="of:=[.C165]*100" office:value-type="float" office:value="0.10383720347476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11/bmw-4-series-sales-figures-usa-canada.html" xlink:type="simple">BMW 4-Series</text:a></text:p>
          </table:table-cell>
          <table:table-cell table:style-name="ce2" office:value-type="float" office:value="31379" calcext:value-type="float">
            <text:p>31379</text:p>
          </table:table-cell>
          <table:table-cell table:formula="of:=[.B166]/17179777" office:value-type="float" office:value="0.0018265079925077" calcext:value-type="float">
            <text:p>0.001826507992508</text:p>
          </table:table-cell>
          <table:table-cell table:formula="of:=[.C166]*100" office:value-type="float" office:value="0.18265079925077" calcext:value-type="float">
            <text:p>0.1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infiniti-qx50-sales-figures-usa-canada.html" xlink:type="simple">Infiniti QX50</text:a></text:p>
          </table:table-cell>
          <table:table-cell table:style-name="ce2" office:value-type="float" office:value="25389" calcext:value-type="float">
            <text:p>25389</text:p>
          </table:table-cell>
          <table:table-cell table:formula="of:=[.B167]/17179777" office:value-type="float" office:value="0.00147784223276006" calcext:value-type="float">
            <text:p>0.00147784223276</text:p>
          </table:table-cell>
          <table:table-cell table:formula="of:=[.C167]*100" office:value-type="float" office:value="0.147784223276006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corvette-sales-figures.html" xlink:type="simple">Chevrolet Corvette</text:a></text:p>
          </table:table-cell>
          <table:table-cell table:style-name="ce2" office:value-type="float" office:value="18789" calcext:value-type="float">
            <text:p>18789</text:p>
          </table:table-cell>
          <table:table-cell table:formula="of:=[.B168]/17179777" office:value-type="float" office:value="0.00109366960933195" calcext:value-type="float">
            <text:p>0.001093669609332</text:p>
          </table:table-cell>
          <table:table-cell table:formula="of:=[.C168]*100" office:value-type="float" office:value="0.109366960933195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1/bmw-x1-sales-figures.html" xlink:type="simple">BMW X1</text:a></text:p>
          </table:table-cell>
          <table:table-cell table:style-name="ce2" office:value-type="float" office:value="29057" calcext:value-type="float">
            <text:p>29057</text:p>
          </table:table-cell>
          <table:table-cell table:formula="of:=[.B169]/17179777" office:value-type="float" office:value="0.0016913490786289" calcext:value-type="float">
            <text:p>0.001691349078629</text:p>
          </table:table-cell>
          <table:table-cell table:formula="of:=[.C169]*100" office:value-type="float" office:value="0.16913490786289" calcext:value-type="float">
            <text:p>0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1/audi-a6-sales-figures.html" xlink:type="simple">Audi A6</text:a></text:p>
          </table:table-cell>
          <table:table-cell table:style-name="ce2" office:value-type="float" office:value="10561" calcext:value-type="float">
            <text:p>10561</text:p>
          </table:table-cell>
          <table:table-cell table:formula="of:=[.B170]/17179777" office:value-type="float" office:value="0.000614734405458231" calcext:value-type="float">
            <text:p>0.000614734405458</text:p>
          </table:table-cell>
          <table:table-cell table:formula="of:=[.C170]*100" office:value-type="float" office:value="0.0614734405458232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incoln-mkz-sales-figures.html" xlink:type="simple">Lincoln MKZ</text:a></text:p>
          </table:table-cell>
          <table:table-cell table:style-name="ce2" office:value-type="float" office:value="19852" calcext:value-type="float">
            <text:p>19852</text:p>
          </table:table-cell>
          <table:table-cell table:formula="of:=[.B171]/17179777" office:value-type="float" office:value="0.00115554468489317" calcext:value-type="float">
            <text:p>0.001155544684893</text:p>
          </table:table-cell>
          <table:table-cell table:formula="of:=[.C171]*100" office:value-type="float" office:value="0.115554468489317" calcext:value-type="float">
            <text:p>0.1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Volvo XC40</text:a></text:p>
          </table:table-cell>
          <table:table-cell table:style-name="ce2" office:value-type="float" office:value="12420" calcext:value-type="float">
            <text:p>12420</text:p>
          </table:table-cell>
          <table:table-cell table:formula="of:=[.B172]/17179777" office:value-type="float" office:value="0.000722943027723817" calcext:value-type="float">
            <text:p>0.000722943027724</text:p>
          </table:table-cell>
          <table:table-cell table:formula="of:=[.C172]*100" office:value-type="float" office:value="0.0722943027723817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beetle-sales-figures.html" xlink:type="simple">Volkswagen Beetle</text:a></text:p>
          </table:table-cell>
          <table:table-cell table:style-name="ce2" office:value-type="float" office:value="14411" calcext:value-type="float">
            <text:p>14411</text:p>
          </table:table-cell>
          <table:table-cell table:formula="of:=[.B173]/17179777" office:value-type="float" office:value="0.000838835102457965" calcext:value-type="float">
            <text:p>0.000838835102458</text:p>
          </table:table-cell>
          <table:table-cell table:formula="of:=[.C173]*100" office:value-type="float" office:value="0.0838835102457966" calcext:value-type="float">
            <text:p>0.0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7/01/range-rover-velar-sales-figures-usa-canada/" xlink:type="simple">Land Rover Range Rover Velar</text:a></text:p>
          </table:table-cell>
          <table:table-cell table:style-name="ce2" office:value-type="float" office:value="17037" calcext:value-type="float">
            <text:p>17037</text:p>
          </table:table-cell>
          <table:table-cell table:formula="of:=[.B174]/17179777" office:value-type="float" office:value="0.000991689240203758" calcext:value-type="float">
            <text:p>0.000991689240204</text:p>
          </table:table-cell>
          <table:table-cell table:formula="of:=[.C174]*100" office:value-type="float" office:value="0.0991689240203758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Lexus UX</text:a></text:p>
          </table:table-cell>
          <table:table-cell table:style-name="ce2" office:value-type="float" office:value="453" calcext:value-type="float">
            <text:p>453</text:p>
          </table:table-cell>
          <table:table-cell table:formula="of:=[.B175]/17179777" office:value-type="float" office:value="0.0000263682118807479" calcext:value-type="float">
            <text:p>2.63682118807479E-05</text:p>
          </table:table-cell>
          <table:table-cell table:formula="of:=[.C175]*100" office:value-type="float" office:value="0.00263682118807479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chevrolet-bolt-sales-figures-usa-canada-monthly-yearly.html" xlink:type="simple">Chevrolet Bolt</text:a></text:p>
          </table:table-cell>
          <table:table-cell table:style-name="ce2" office:value-type="float" office:value="18020" calcext:value-type="float">
            <text:p>18020</text:p>
          </table:table-cell>
          <table:table-cell table:formula="of:=[.B176]/17179777" office:value-type="float" office:value="0.00104890767790525" calcext:value-type="float">
            <text:p>0.001048907677905</text:p>
          </table:table-cell>
          <table:table-cell table:formula="of:=[.C176]*100" office:value-type="float" office:value="0.104890767790525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1/mazda-cx3-sales-figures-usa-canada.html" xlink:type="simple">Mazda CX-3</text:a></text:p>
          </table:table-cell>
          <table:table-cell table:style-name="ce2" office:value-type="float" office:value="16899" calcext:value-type="float">
            <text:p>16899</text:p>
          </table:table-cell>
          <table:table-cell table:formula="of:=[.B177]/17179777" office:value-type="float" office:value="0.000983656539895716" calcext:value-type="float">
            <text:p>0.000983656539896</text:p>
          </table:table-cell>
          <table:table-cell table:formula="of:=[.C177]*100" office:value-type="float" office:value="0.0983656539895716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Mercedes-Benz A-Class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178]/17179777" office:value-type="float" office:value="0" calcext:value-type="float">
            <text:p>0</text:p>
          </table:table-cell>
          <table:table-cell table:formula="of:=[.C178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kia-sedona-sales-figures.html" xlink:type="simple">Kia Sedona</text:a></text:p>
          </table:table-cell>
          <table:table-cell table:style-name="ce2" office:value-type="float" office:value="17928" calcext:value-type="float">
            <text:p>17928</text:p>
          </table:table-cell>
          <table:table-cell table:formula="of:=[.B179]/17179777" office:value-type="float" office:value="0.00104355254436655" calcext:value-type="float">
            <text:p>0.001043552544367</text:p>
          </table:table-cell>
          <table:table-cell table:formula="of:=[.C179]*100" office:value-type="float" office:value="0.104355254436655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jaguar-f-pace-sales-figures-usa-canada-monthly-yearly.html" xlink:type="simple">Jaguar F-Pace</text:a></text:p>
          </table:table-cell>
          <table:table-cell table:style-name="ce2" office:value-type="float" office:value="12997" calcext:value-type="float">
            <text:p>12997</text:p>
          </table:table-cell>
          <table:table-cell table:formula="of:=[.B180]/17179777" office:value-type="float" office:value="0.000756529028287154" calcext:value-type="float">
            <text:p>0.000756529028287</text:p>
          </table:table-cell>
          <table:table-cell table:formula="of:=[.C180]*100" office:value-type="float" office:value="0.0756529028287154" calcext:value-type="float">
            <text:p>0.0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is-sales-figures.html" xlink:type="simple">Lexus IS</text:a></text:p>
          </table:table-cell>
          <table:table-cell table:style-name="ce2" office:value-type="float" office:value="22927" calcext:value-type="float">
            <text:p>22927</text:p>
          </table:table-cell>
          <table:table-cell table:formula="of:=[.B181]/17179777" office:value-type="float" office:value="0.00133453420262673" calcext:value-type="float">
            <text:p>0.001334534202627</text:p>
          </table:table-cell>
          <table:table-cell table:formula="of:=[.C181]*100" office:value-type="float" office:value="0.133453420262673" calcext:value-type="float">
            <text:p>0.1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2/audi-q3-sales-figures.html" xlink:type="simple">Audi Q3</text:a></text:p>
          </table:table-cell>
          <table:table-cell table:style-name="ce2" office:value-type="float" office:value="16828" calcext:value-type="float">
            <text:p>16828</text:p>
          </table:table-cell>
          <table:table-cell table:formula="of:=[.B182]/17179777" office:value-type="float" office:value="0.000979523773795201" calcext:value-type="float">
            <text:p>0.000979523773795</text:p>
          </table:table-cell>
          <table:table-cell table:formula="of:=[.C182]*100" office:value-type="float" office:value="0.0979523773795201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2/acura-ilx-sales-figures.html" xlink:type="simple">Acura ILX</text:a></text:p>
          </table:table-cell>
          <table:table-cell table:style-name="ce2" office:value-type="float" office:value="11273" calcext:value-type="float">
            <text:p>11273</text:p>
          </table:table-cell>
          <table:table-cell table:formula="of:=[.B183]/17179777" office:value-type="float" office:value="0.000656178482409871" calcext:value-type="float">
            <text:p>0.00065617848241</text:p>
          </table:table-cell>
          <table:table-cell table:formula="of:=[.C183]*100" office:value-type="float" office:value="0.0656178482409871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8/tesla-model-s-sales-figures-usa-canada.html" xlink:type="simple">Tesla Model S</text:a></text:p>
          </table:table-cell>
          <table:table-cell table:style-name="ce2" office:value-type="float" office:value="29950" calcext:value-type="float">
            <text:p>29950</text:p>
          </table:table-cell>
          <table:table-cell table:formula="of:=[.B184]/17179777" office:value-type="float" office:value="0.00174332879873819" calcext:value-type="float">
            <text:p>0.001743328798738</text:p>
          </table:table-cell>
          <table:table-cell table:formula="of:=[.C184]*100" office:value-type="float" office:value="0.174332879873819" calcext:value-type="float">
            <text:p>0.1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Audi Q8</text:a></text:p>
          </table:table-cell>
          <table:table-cell table:style-name="ce2" office:value-type="float" office:value="2029" calcext:value-type="float">
            <text:p>2029</text:p>
          </table:table-cell>
          <table:table-cell table:formula="of:=[.B185]/17179777" office:value-type="float" office:value="0.000118103977717522" calcext:value-type="float">
            <text:p>0.000118103977718</text:p>
          </table:table-cell>
          <table:table-cell table:formula="of:=[.C185]*100" office:value-type="float" office:value="0.0118103977717522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passat-sales-figures.html" xlink:type="simple">Volkswagen Passat</text:a></text:p>
          </table:table-cell>
          <table:table-cell table:style-name="ce2" office:value-type="float" office:value="41401" calcext:value-type="float">
            <text:p>41401</text:p>
          </table:table-cell>
          <table:table-cell table:formula="of:=[.B186]/17179777" office:value-type="float" office:value="0.00240986830038597" calcext:value-type="float">
            <text:p>0.002409868300386</text:p>
          </table:table-cell>
          <table:table-cell table:formula="of:=[.C186]*100" office:value-type="float" office:value="0.240986830038597" calcext:value-type="float">
            <text:p>0.2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ini-countryman-sales-figures.html" xlink:type="simple">Mini Countryman</text:a></text:p>
          </table:table-cell>
          <table:table-cell table:style-name="ce2" office:value-type="float" office:value="17565" calcext:value-type="float">
            <text:p>17565</text:p>
          </table:table-cell>
          <table:table-cell table:formula="of:=[.B187]/17179777" office:value-type="float" office:value="0.00102242305007801" calcext:value-type="float">
            <text:p>0.001022423050078</text:p>
          </table:table-cell>
          <table:table-cell table:formula="of:=[.C187]*100" office:value-type="float" office:value="0.102242305007801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sonic-sales-figures.html" xlink:type="simple">Chevrolet Sonic</text:a></text:p>
          </table:table-cell>
          <table:table-cell table:style-name="ce2" office:value-type="float" office:value="20613" calcext:value-type="float">
            <text:p>20613</text:p>
          </table:table-cell>
          <table:table-cell table:formula="of:=[.B188]/17179777" office:value-type="float" office:value="0.0011998409525339" calcext:value-type="float">
            <text:p>0.001199840952534</text:p>
          </table:table-cell>
          <table:table-cell table:formula="of:=[.C188]*100" office:value-type="float" office:value="0.11998409525339" calcext:value-type="float">
            <text:p>0.1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0/kia-stinger-sales-figures-usa-canada/" xlink:type="simple">Kia Stinger</text:a></text:p>
          </table:table-cell>
          <table:table-cell table:style-name="ce2" office:value-type="float" office:value="16806" calcext:value-type="float">
            <text:p>16806</text:p>
          </table:table-cell>
          <table:table-cell table:formula="of:=[.B189]/17179777" office:value-type="float" office:value="0.000978243198383774" calcext:value-type="float">
            <text:p>0.000978243198384</text:p>
          </table:table-cell>
          <table:table-cell table:formula="of:=[.C189]*100" office:value-type="float" office:value="0.0978243198383774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ord-taurus-sales-figures.html" xlink:type="simple">Ford Taurus</text:a></text:p>
          </table:table-cell>
          <table:table-cell table:style-name="ce2" office:value-type="float" office:value="40341" calcext:value-type="float">
            <text:p>40341</text:p>
          </table:table-cell>
          <table:table-cell table:formula="of:=[.B190]/17179777" office:value-type="float" office:value="0.00234816784874449" calcext:value-type="float">
            <text:p>0.002348167848744</text:p>
          </table:table-cell>
          <table:table-cell table:formula="of:=[.C190]*100" office:value-type="float" office:value="0.234816784874449" calcext:value-type="float">
            <text:p>0.2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10/mercedes-benz-cla-class-sales-figures-usa-canada.html" xlink:type="simple">Mercedes-Benz CLA-Class</text:a></text:p>
          </table:table-cell>
          <table:table-cell table:style-name="ce2" office:value-type="float" office:value="26269" calcext:value-type="float">
            <text:p>26269</text:p>
          </table:table-cell>
          <table:table-cell table:formula="of:=[.B191]/17179777" office:value-type="float" office:value="0.00152906524921715" calcext:value-type="float">
            <text:p>0.001529065249217</text:p>
          </table:table-cell>
          <table:table-cell table:formula="of:=[.C191]*100" office:value-type="float" office:value="0.152906524921715" calcext:value-type="float">
            <text:p>0.1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9/ram-promaster-city-sales-figures-usa-canada.html" xlink:type="simple">Ram ProMaster City</text:a></text:p>
          </table:table-cell>
          <table:table-cell table:style-name="ce2" office:value-type="float" office:value="13788" calcext:value-type="float">
            <text:p>13788</text:p>
          </table:table-cell>
          <table:table-cell table:formula="of:=[.B192]/17179777" office:value-type="float" office:value="0.000802571535125281" calcext:value-type="float">
            <text:p>0.000802571535125</text:p>
          </table:table-cell>
          <table:table-cell table:formula="of:=[.C192]*100" office:value-type="float" office:value="0.0802571535125281" calcext:value-type="float">
            <text:p>0.0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hyundai-veloster-sales-figures.html" xlink:type="simple">Hyundai Veloster</text:a></text:p>
          </table:table-cell>
          <table:table-cell table:style-name="ce2" office:value-type="float" office:value="10871" calcext:value-type="float">
            <text:p>10871</text:p>
          </table:table-cell>
          <table:table-cell table:formula="of:=[.B193]/17179777" office:value-type="float" office:value="0.000632778877164704" calcext:value-type="float">
            <text:p>0.000632778877165</text:p>
          </table:table-cell>
          <table:table-cell table:formula="of:=[.C193]*100" office:value-type="float" office:value="0.0632778877164704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s-class-sales-figures.html" xlink:type="simple">Mercedes-Benz S-Class</text:a></text:p>
          </table:table-cell>
          <table:table-cell table:style-name="ce2" office:value-type="float" office:value="14978" calcext:value-type="float">
            <text:p>14978</text:p>
          </table:table-cell>
          <table:table-cell table:formula="of:=[.B194]/17179777" office:value-type="float" office:value="0.000871839023288836" calcext:value-type="float">
            <text:p>0.000871839023289</text:p>
          </table:table-cell>
          <table:table-cell table:formula="of:=[.C194]*100" office:value-type="float" office:value="0.0871839023288836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leaf-sales-figures.html" xlink:type="simple">Nissan Leaf</text:a></text:p>
          </table:table-cell>
          <table:table-cell table:style-name="ce2" office:value-type="float" office:value="14715" calcext:value-type="float">
            <text:p>14715</text:p>
          </table:table-cell>
          <table:table-cell table:formula="of:=[.B195]/17179777" office:value-type="float" office:value="0.000856530326324958" calcext:value-type="float">
            <text:p>0.000856530326325</text:p>
          </table:table-cell>
          <table:table-cell table:formula="of:=[.C195]*100" office:value-type="float" office:value="0.0856530326324958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4/usa-canada-land-rover-discovery-sport-sales-figures.html" xlink:type="simple">Land Rover Discovery Sport</text:a></text:p>
          </table:table-cell>
          <table:table-cell table:style-name="ce2" office:value-type="float" office:value="12035" calcext:value-type="float">
            <text:p>12035</text:p>
          </table:table-cell>
          <table:table-cell table:formula="of:=[.B196]/17179777" office:value-type="float" office:value="0.000700532958023844" calcext:value-type="float">
            <text:p>0.000700532958024</text:p>
          </table:table-cell>
          <table:table-cell table:formula="of:=[.C196]*100" office:value-type="float" office:value="0.0700532958023844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Genesis G70</text:a></text:p>
          </table:table-cell>
          <table:table-cell table:style-name="ce2" office:value-type="float" office:value="358" calcext:value-type="float">
            <text:p>358</text:p>
          </table:table-cell>
          <table:table-cell table:formula="of:=[.B197]/17179777" office:value-type="float" office:value="0.0000208384544223129" calcext:value-type="float">
            <text:p>2.08384544223129E-05</text:p>
          </table:table-cell>
          <table:table-cell table:formula="of:=[.C197]*100" office:value-type="float" office:value="0.00208384544223129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usa-canada-mercedes-benz-metris-sales-figures-yearly-monthly/" xlink:type="simple">Mercedes-Benz Metris</text:a></text:p>
          </table:table-cell>
          <table:table-cell table:style-name="ce2" office:value-type="float" office:value="7800" calcext:value-type="float">
            <text:p>7800</text:p>
          </table:table-cell>
          <table:table-cell table:formula="of:=[.B198]/17179777" office:value-type="float" office:value="0.000454022191324137" calcext:value-type="float">
            <text:p>0.000454022191324</text:p>
          </table:table-cell>
          <table:table-cell table:formula="of:=[.C198]*100" office:value-type="float" office:value="0.0454022191324137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2/honda-fcx-sales-figures-usa-yearly-monthly/" xlink:type="simple">Honda Clarity FCV</text:a></text:p>
          </table:table-cell>
          <table:table-cell table:style-name="ce2" office:value-type="float" office:value="20174" calcext:value-type="float">
            <text:p>20174</text:p>
          </table:table-cell>
          <table:table-cell table:formula="of:=[.B199]/17179777" office:value-type="float" office:value="0.00117428765227861" calcext:value-type="float">
            <text:p>0.001174287652279</text:p>
          </table:table-cell>
          <table:table-cell table:formula="of:=[.C199]*100" office:value-type="float" office:value="0.117428765227861" calcext:value-type="float">
            <text:p>0.1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Cadillac XT6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00]/17179777" office:value-type="float" office:value="0" calcext:value-type="float">
            <text:p>0</text:p>
          </table:table-cell>
          <table:table-cell table:formula="of:=[.C200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and-rover-range-rover-evoque-sales.html" xlink:type="simple">Land Rover Range Rover Evoque</text:a></text:p>
          </table:table-cell>
          <table:table-cell table:style-name="ce2" office:value-type="float" office:value="9917" calcext:value-type="float">
            <text:p>9917</text:p>
          </table:table-cell>
          <table:table-cell table:formula="of:=[.B201]/17179777" office:value-type="float" office:value="0.000577248470687367" calcext:value-type="float">
            <text:p>0.000577248470687</text:p>
          </table:table-cell>
          <table:table-cell table:formula="of:=[.C201]*100" office:value-type="float" office:value="0.0577248470687367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adillac-xts-sales-figures.html" xlink:type="simple">Cadillac XTS</text:a></text:p>
          </table:table-cell>
          <table:table-cell table:style-name="ce2" office:value-type="float" office:value="17729" calcext:value-type="float">
            <text:p>17729</text:p>
          </table:table-cell>
          <table:table-cell table:formula="of:=[.B202]/17179777" office:value-type="float" office:value="0.00103196915769046" calcext:value-type="float">
            <text:p>0.00103196915769</text:p>
          </table:table-cell>
          <table:table-cell table:formula="of:=[.C202]*100" office:value-type="float" office:value="0.103196915769046" calcext:value-type="float">
            <text:p>0.1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4/bmw-x2-sales-figures/" xlink:type="simple">BMW X2</text:a></text:p>
          </table:table-cell>
          <table:table-cell table:style-name="ce2" office:value-type="float" office:value="16154" calcext:value-type="float">
            <text:p>16154</text:p>
          </table:table-cell>
          <table:table-cell table:formula="of:=[.B203]/17179777" office:value-type="float" office:value="0.000940291599826936" calcext:value-type="float">
            <text:p>0.000940291599827</text:p>
          </table:table-cell>
          <table:table-cell table:formula="of:=[.C203]*100" office:value-type="float" office:value="0.0940291599826936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a3-sales-figures.html" xlink:type="simple">Audi A3</text:a></text:p>
          </table:table-cell>
          <table:table-cell table:style-name="ce2" office:value-type="float" office:value="18305" calcext:value-type="float">
            <text:p>18305</text:p>
          </table:table-cell>
          <table:table-cell table:formula="of:=[.B204]/17179777" office:value-type="float" office:value="0.00106549695028055" calcext:value-type="float">
            <text:p>0.001065496950281</text:p>
          </table:table-cell>
          <table:table-cell table:formula="of:=[.C204]*100" office:value-type="float" office:value="0.106549695028055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uick-regal-sales-figures.html" xlink:type="simple">Buick Regal</text:a></text:p>
          </table:table-cell>
          <table:table-cell table:style-name="ce2" office:value-type="float" office:value="14117" calcext:value-type="float">
            <text:p>14117</text:p>
          </table:table-cell>
          <table:table-cell table:formula="of:=[.B205]/17179777" office:value-type="float" office:value="0.000821721958323441" calcext:value-type="float">
            <text:p>0.000821721958323</text:p>
          </table:table-cell>
          <table:table-cell table:formula="of:=[.C205]*100" office:value-type="float" office:value="0.0821721958323441" calcext:value-type="float">
            <text:p>0.08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sequoia-sales-figures.html" xlink:type="simple">Toyota Sequoia</text:a></text:p>
          </table:table-cell>
          <table:table-cell table:style-name="ce2" office:value-type="float" office:value="11121" calcext:value-type="float">
            <text:p>11121</text:p>
          </table:table-cell>
          <table:table-cell table:formula="of:=[.B206]/17179777" office:value-type="float" office:value="0.000647330870476375" calcext:value-type="float">
            <text:p>0.000647330870476</text:p>
          </table:table-cell>
          <table:table-cell table:formula="of:=[.C206]*100" office:value-type="float" office:value="0.0647330870476375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7/09/alfa-romeo-stelvio-sales-figures/" xlink:type="simple">Alfa Romeo Stelvio</text:a></text:p>
          </table:table-cell>
          <table:table-cell table:style-name="ce2" office:value-type="float" office:value="12043" calcext:value-type="float">
            <text:p>12043</text:p>
          </table:table-cell>
          <table:table-cell table:formula="of:=[.B207]/17179777" office:value-type="float" office:value="0.000700998621809818" calcext:value-type="float">
            <text:p>0.00070099862181</text:p>
          </table:table-cell>
          <table:table-cell table:formula="of:=[.C207]*100" office:value-type="float" office:value="0.0700998621809817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porsche-911-sales-figures.html" xlink:type="simple">Porsche 911</text:a></text:p>
          </table:table-cell>
          <table:table-cell table:style-name="ce2" office:value-type="float" office:value="9783" calcext:value-type="float">
            <text:p>9783</text:p>
          </table:table-cell>
          <table:table-cell table:formula="of:=[.B208]/17179777" office:value-type="float" office:value="0.000569448602272311" calcext:value-type="float">
            <text:p>0.000569448602272</text:p>
          </table:table-cell>
          <table:table-cell table:formula="of:=[.C208]*100" office:value-type="float" office:value="0.0569448602272311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and-rover-lr4-sales-figures.html" xlink:type="simple">Land Rover Discovery / LR4</text:a></text:p>
          </table:table-cell>
          <table:table-cell table:style-name="ce2" office:value-type="float" office:value="9842" calcext:value-type="float">
            <text:p>9842</text:p>
          </table:table-cell>
          <table:table-cell table:formula="of:=[.B209]/17179777" office:value-type="float" office:value="0.000572882872693866" calcext:value-type="float">
            <text:p>0.000572882872694</text:p>
          </table:table-cell>
          <table:table-cell table:formula="of:=[.C209]*100" office:value-type="float" office:value="0.0572882872693866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7-series-sales-figures.html" xlink:type="simple">BMW 7-Series</text:a></text:p>
          </table:table-cell>
          <table:table-cell table:style-name="ce2" office:value-type="float" office:value="8271" calcext:value-type="float">
            <text:p>8271</text:p>
          </table:table-cell>
          <table:table-cell table:formula="of:=[.B210]/17179777" office:value-type="float" office:value="0.000481438146723325" calcext:value-type="float">
            <text:p>0.000481438146723</text:p>
          </table:table-cell>
          <table:table-cell table:formula="of:=[.C210]*100" office:value-type="float" office:value="0.048143814672332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bmw-x4-sales-figures-usa-canada.html" xlink:type="simple">BMW X4</text:a></text:p>
          </table:table-cell>
          <table:table-cell table:style-name="ce2" office:value-type="float" office:value="4323" calcext:value-type="float">
            <text:p>4323</text:p>
          </table:table-cell>
          <table:table-cell table:formula="of:=[.B211]/17179777" office:value-type="float" office:value="0.000251633068345416" calcext:value-type="float">
            <text:p>0.000251633068345</text:p>
          </table:table-cell>
          <table:table-cell table:formula="of:=[.C211]*100" office:value-type="float" office:value="0.0251633068345416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alfa-romeo-giulia-sales-stats-usa-canada.html" xlink:type="simple">Alfa Romeo Giulia</text:a></text:p>
          </table:table-cell>
          <table:table-cell table:style-name="ce2" office:value-type="float" office:value="11519" calcext:value-type="float">
            <text:p>11519</text:p>
          </table:table-cell>
          <table:table-cell table:formula="of:=[.B212]/17179777" office:value-type="float" office:value="0.000670497643828555" calcext:value-type="float">
            <text:p>0.000670497643829</text:p>
          </table:table-cell>
          <table:table-cell table:formula="of:=[.C212]*100" office:value-type="float" office:value="0.0670497643828555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6/lincoln-aviator-sales-figures-usa-canada/" xlink:type="simple">Lincoln Aviator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13]/17179777" office:value-type="float" office:value="0" calcext:value-type="float">
            <text:p>0</text:p>
          </table:table-cell>
          <table:table-cell table:formula="of:=[.C213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1/bmw-2-series-sales-figures-usa-canada.html" xlink:type="simple">BMW 2-Series</text:a></text:p>
          </table:table-cell>
          <table:table-cell table:style-name="ce2" office:value-type="float" office:value="9208" calcext:value-type="float">
            <text:p>9208</text:p>
          </table:table-cell>
          <table:table-cell table:formula="of:=[.B214]/17179777" office:value-type="float" office:value="0.000535979017655468" calcext:value-type="float">
            <text:p>0.000535979017655</text:p>
          </table:table-cell>
          <table:table-cell table:formula="of:=[.C214]*100" office:value-type="float" office:value="0.0535979017655468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cadillac-ct6-sales-stats-usa-canada-monthly-yearly.html" xlink:type="simple">Cadillac CT6</text:a></text:p>
          </table:table-cell>
          <table:table-cell table:style-name="ce2" office:value-type="float" office:value="9669" calcext:value-type="float">
            <text:p>9669</text:p>
          </table:table-cell>
          <table:table-cell table:formula="of:=[.B215]/17179777" office:value-type="float" office:value="0.000562812893322189" calcext:value-type="float">
            <text:p>0.000562812893322</text:p>
          </table:table-cell>
          <table:table-cell table:formula="of:=[.C215]*100" office:value-type="float" office:value="0.0562812893322189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azda-mx-5-miata-sales-figures.html" xlink:type="simple">Mazda MX-5 Miata</text:a></text:p>
          </table:table-cell>
          <table:table-cell table:style-name="ce2" office:value-type="float" office:value="8971" calcext:value-type="float">
            <text:p>8971</text:p>
          </table:table-cell>
          <table:table-cell table:formula="of:=[.B216]/17179777" office:value-type="float" office:value="0.000522183727996004" calcext:value-type="float">
            <text:p>0.000522183727996</text:p>
          </table:table-cell>
          <table:table-cell table:formula="of:=[.C216]*100" office:value-type="float" office:value="0.0522183727996004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uick-lacrosse-sales-figures.html" xlink:type="simple">Buick LaCrosse</text:a></text:p>
          </table:table-cell>
          <table:table-cell table:style-name="ce2" office:value-type="float" office:value="15527" calcext:value-type="float">
            <text:p>15527</text:p>
          </table:table-cell>
          <table:table-cell table:formula="of:=[.B217]/17179777" office:value-type="float" office:value="0.000903795200601265" calcext:value-type="float">
            <text:p>0.000903795200601</text:p>
          </table:table-cell>
          <table:table-cell table:formula="of:=[.C217]*100" office:value-type="float" office:value="0.0903795200601265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genesis-g80-sales-figures-usa-canada-monthly-yearly.html" xlink:type="simple">Genesis G80</text:a></text:p>
          </table:table-cell>
          <table:table-cell table:style-name="ce2" office:value-type="float" office:value="7446" calcext:value-type="float">
            <text:p>7446</text:p>
          </table:table-cell>
          <table:table-cell table:formula="of:=[.B218]/17179777" office:value-type="float" office:value="0.00043341656879481" calcext:value-type="float">
            <text:p>0.000433416568795</text:p>
          </table:table-cell>
          <table:table-cell table:formula="of:=[.C218]*100" office:value-type="float" office:value="0.043341656879481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07/cadillac-cts-sales-figures-usa-canada-yearly-monthly.html" xlink:type="simple">Cadillac CTS</text:a></text:p>
          </table:table-cell>
          <table:table-cell table:style-name="ce2" office:value-type="float" office:value="11220" calcext:value-type="float">
            <text:p>11220</text:p>
          </table:table-cell>
          <table:table-cell table:formula="of:=[.B219]/17179777" office:value-type="float" office:value="0.000653093459827796" calcext:value-type="float">
            <text:p>0.000653093459828</text:p>
          </table:table-cell>
          <table:table-cell table:formula="of:=[.C219]*100" office:value-type="float" office:value="0.0653093459827796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porsche-panamera-sales-figures.html" xlink:type="simple">Porsche Panamera</text:a></text:p>
          </table:table-cell>
          <table:table-cell table:style-name="ce2" office:value-type="float" office:value="8114" calcext:value-type="float">
            <text:p>8114</text:p>
          </table:table-cell>
          <table:table-cell table:formula="of:=[.B220]/17179777" office:value-type="float" office:value="0.000472299494923595" calcext:value-type="float">
            <text:p>0.000472299494924</text:p>
          </table:table-cell>
          <table:table-cell table:formula="of:=[.C220]*100" office:value-type="float" office:value="0.047229949492359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lincoln-continental-sales-figures-usa.html" xlink:type="simple">Lincoln Continental</text:a></text:p>
          </table:table-cell>
          <table:table-cell table:style-name="ce2" office:value-type="float" office:value="8758" calcext:value-type="float">
            <text:p>8758</text:p>
          </table:table-cell>
          <table:table-cell table:formula="of:=[.B221]/17179777" office:value-type="float" office:value="0.00050978542969446" calcext:value-type="float">
            <text:p>0.000509785429694</text:p>
          </table:table-cell>
          <table:table-cell table:formula="of:=[.C221]*100" office:value-type="float" office:value="0.050978542969446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g-class-sales-figures.html" xlink:type="simple">Mercedes-Benz G-Class</text:a></text:p>
          </table:table-cell>
          <table:table-cell table:style-name="ce2" office:value-type="float" office:value="3593" calcext:value-type="float">
            <text:p>3593</text:p>
          </table:table-cell>
          <table:table-cell table:formula="of:=[.B222]/17179777" office:value-type="float" office:value="0.000209141247875336" calcext:value-type="float">
            <text:p>0.000209141247875</text:p>
          </table:table-cell>
          <table:table-cell table:formula="of:=[.C222]*100" office:value-type="float" office:value="0.0209141247875336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ls-sales-figures.html" xlink:type="simple">Lexus LS</text:a></text:p>
          </table:table-cell>
          <table:table-cell table:style-name="ce2" office:value-type="float" office:value="9301" calcext:value-type="float">
            <text:p>9301</text:p>
          </table:table-cell>
          <table:table-cell table:formula="of:=[.B223]/17179777" office:value-type="float" office:value="0.000541392359167409" calcext:value-type="float">
            <text:p>0.000541392359167</text:p>
          </table:table-cell>
          <table:table-cell table:formula="of:=[.C223]*100" office:value-type="float" office:value="0.054139235916741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Audi eTron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24]/17179777" office:value-type="float" office:value="0" calcext:value-type="float">
            <text:p>0</text:p>
          </table:table-cell>
          <table:table-cell table:formula="of:=[.C224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9/infiniti-q60-sales-figures-usa-canada.html" xlink:type="simple">Infiniti Q60</text:a></text:p>
          </table:table-cell>
          <table:table-cell table:style-name="ce2" office:value-type="float" office:value="8405" calcext:value-type="float">
            <text:p>8405</text:p>
          </table:table-cell>
          <table:table-cell table:formula="of:=[.B225]/17179777" office:value-type="float" office:value="0.00048923801513838" calcext:value-type="float">
            <text:p>0.000489238015138</text:p>
          </table:table-cell>
          <table:table-cell table:formula="of:=[.C225]*100" office:value-type="float" office:value="0.048923801513838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a7-sales-figures.html" xlink:type="simple">Audi A7</text:a></text:p>
          </table:table-cell>
          <table:table-cell table:style-name="ce2" office:value-type="float" office:value="3852" calcext:value-type="float">
            <text:p>3852</text:p>
          </table:table-cell>
          <table:table-cell table:formula="of:=[.B226]/17179777" office:value-type="float" office:value="0.000224217112946227" calcext:value-type="float">
            <text:p>0.000224217112946</text:p>
          </table:table-cell>
          <table:table-cell table:formula="of:=[.C226]*100" office:value-type="float" office:value="0.0224217112946227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evrolet-volt-sales-figures.html" xlink:type="simple">Chevrolet Volt</text:a></text:p>
          </table:table-cell>
          <table:table-cell table:style-name="ce2" office:value-type="float" office:value="18306" calcext:value-type="float">
            <text:p>18306</text:p>
          </table:table-cell>
          <table:table-cell table:formula="of:=[.B227]/17179777" office:value-type="float" office:value="0.0010655551582538" calcext:value-type="float">
            <text:p>0.001065555158254</text:p>
          </table:table-cell>
          <table:table-cell table:formula="of:=[.C227]*100" office:value-type="float" office:value="0.10655551582538" calcext:value-type="float">
            <text:p>0.1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bmw-i3-sales-figures-usa-canada.html" xlink:type="simple">BMW i3</text:a></text:p>
          </table:table-cell>
          <table:table-cell table:style-name="ce2" office:value-type="float" office:value="6120" calcext:value-type="float">
            <text:p>6120</text:p>
          </table:table-cell>
          <table:table-cell table:formula="of:=[.B228]/17179777" office:value-type="float" office:value="0.000356232796269707" calcext:value-type="float">
            <text:p>0.00035623279627</text:p>
          </table:table-cell>
          <table:table-cell table:formula="of:=[.C228]*100" office:value-type="float" office:value="0.0356232796269707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2/jaguar-e-pace-sales-figures/" xlink:type="simple">Jaguar E-Pace</text:a></text:p>
          </table:table-cell>
          <table:table-cell table:style-name="ce2" office:value-type="float" office:value="5985" calcext:value-type="float">
            <text:p>5985</text:p>
          </table:table-cell>
          <table:table-cell table:formula="of:=[.B229]/17179777" office:value-type="float" office:value="0.000348374719881405" calcext:value-type="float">
            <text:p>0.000348374719881</text:p>
          </table:table-cell>
          <table:table-cell table:formula="of:=[.C229]*100" office:value-type="float" office:value="0.0348374719881405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lx-sales-figures.html" xlink:type="simple">Lexus LX</text:a></text:p>
          </table:table-cell>
          <table:table-cell table:style-name="ce2" office:value-type="float" office:value="4753" calcext:value-type="float">
            <text:p>4753</text:p>
          </table:table-cell>
          <table:table-cell table:formula="of:=[.B230]/17179777" office:value-type="float" office:value="0.00027666249684149" calcext:value-type="float">
            <text:p>0.000276662496841</text:p>
          </table:table-cell>
          <table:table-cell table:formula="of:=[.C230]*100" office:value-type="float" office:value="0.027666249684149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lexus-rc-sales-figures-usa-canada.html" xlink:type="simple">Lexus RC</text:a></text:p>
          </table:table-cell>
          <table:table-cell table:style-name="ce2" office:value-type="float" office:value="3358" calcext:value-type="float">
            <text:p>3358</text:p>
          </table:table-cell>
          <table:table-cell table:formula="of:=[.B231]/17179777" office:value-type="float" office:value="0.000195462374162365" calcext:value-type="float">
            <text:p>0.000195462374162</text:p>
          </table:table-cell>
          <table:table-cell table:formula="of:=[.C231]*100" office:value-type="float" office:value="0.0195462374162365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BMW 8-Series</text:a></text:p>
          </table:table-cell>
          <table:table-cell table:style-name="ce2" office:value-type="float" office:value="223" calcext:value-type="float">
            <text:p>223</text:p>
          </table:table-cell>
          <table:table-cell table:formula="of:=[.B232]/17179777" office:value-type="float" office:value="0.0000129803780340106" calcext:value-type="float">
            <text:p>1.29803780340106E-05</text:p>
          </table:table-cell>
          <table:table-cell table:formula="of:=[.C232]*100" office:value-type="float" office:value="0.00129803780340106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x6-sales-figures.html" xlink:type="simple">BMW X6</text:a></text:p>
          </table:table-cell>
          <table:table-cell table:style-name="ce2" office:value-type="float" office:value="6862" calcext:value-type="float">
            <text:p>6862</text:p>
          </table:table-cell>
          <table:table-cell table:formula="of:=[.B233]/17179777" office:value-type="float" office:value="0.000399423112418747" calcext:value-type="float">
            <text:p>0.000399423112419</text:p>
          </table:table-cell>
          <table:table-cell table:formula="of:=[.C233]*100" office:value-type="float" office:value="0.0399423112418747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6/10/volvo-v90-sales-figures-usa-canada.html" xlink:type="simple">Volvo 90-Series</text:a></text:p>
          </table:table-cell>
          <table:table-cell table:style-name="ce2" office:value-type="float" office:value="9892" calcext:value-type="float">
            <text:p>9892</text:p>
          </table:table-cell>
          <table:table-cell table:formula="of:=[.B234]/17179777" office:value-type="float" office:value="0.0005757932713562" calcext:value-type="float">
            <text:p>0.000575793271356</text:p>
          </table:table-cell>
          <table:table-cell table:formula="of:=[.C234]*100" office:value-type="float" office:value="0.05757932713562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4/mercedes-amg-gt-sales-figures-usa-canada.html" xlink:type="simple">Mercedes-Benz AMG GT</text:a></text:p>
          </table:table-cell>
          <table:table-cell table:style-name="ce2" office:value-type="float" office:value="1525" calcext:value-type="float">
            <text:p>1525</text:p>
          </table:table-cell>
          <table:table-cell table:formula="of:=[.B235]/17179777" office:value-type="float" office:value="0.0000887671592011933" calcext:value-type="float">
            <text:p>8.87671592011933E-05</text:p>
          </table:table-cell>
          <table:table-cell table:formula="of:=[.C235]*100" office:value-type="float" office:value="0.00887671592011933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5/porsche-718-sales-figures/" xlink:type="simple">Porsche 718</text:a></text:p>
          </table:table-cell>
          <table:table-cell table:style-name="ce2" office:value-type="float" office:value="5276" calcext:value-type="float">
            <text:p>5276</text:p>
          </table:table-cell>
          <table:table-cell table:formula="of:=[.B236]/17179777" office:value-type="float" office:value="0.000307105266849506" calcext:value-type="float">
            <text:p>0.00030710526685</text:p>
          </table:table-cell>
          <table:table-cell table:formula="of:=[.C236]*100" office:value-type="float" office:value="0.0307105266849506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jaguar-xe-sales-figures-usa-canada.html" xlink:type="simple">Jaguar XE</text:a></text:p>
          </table:table-cell>
          <table:table-cell table:style-name="ce2" office:value-type="float" office:value="4704" calcext:value-type="float">
            <text:p>4704</text:p>
          </table:table-cell>
          <table:table-cell table:formula="of:=[.B237]/17179777" office:value-type="float" office:value="0.000273810306152402" calcext:value-type="float">
            <text:p>0.000273810306152</text:p>
          </table:table-cell>
          <table:table-cell table:formula="of:=[.C237]*100" office:value-type="float" office:value="0.0273810306152402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toyota-land-cruiser-sales-figures.html" xlink:type="simple">Toyota Land Cruiser</text:a></text:p>
          </table:table-cell>
          <table:table-cell table:style-name="ce2" office:value-type="float" office:value="3235" calcext:value-type="float">
            <text:p>3235</text:p>
          </table:table-cell>
          <table:table-cell table:formula="of:=[.B238]/17179777" office:value-type="float" office:value="0.000188302793453023" calcext:value-type="float">
            <text:p>0.000188302793453</text:p>
          </table:table-cell>
          <table:table-cell table:formula="of:=[.C238]*100" office:value-type="float" office:value="0.0188302793453023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5/scion-fr-s-sales-figures.html" xlink:type="simple">Toyota 86 / FR-S</text:a></text:p>
          </table:table-cell>
          <table:table-cell table:style-name="ce2" office:value-type="float" office:value="4133" calcext:value-type="float">
            <text:p>4133</text:p>
          </table:table-cell>
          <table:table-cell table:formula="of:=[.B239]/17179777" office:value-type="float" office:value="0.000240573553428546" calcext:value-type="float">
            <text:p>0.000240573553429</text:p>
          </table:table-cell>
          <table:table-cell table:formula="of:=[.C239]*100" office:value-type="float" office:value="0.0240573553428546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incoln-mkt-sales-figures.html" xlink:type="simple">Lincoln MKT</text:a></text:p>
          </table:table-cell>
          <table:table-cell table:style-name="ce2" office:value-type="float" office:value="2324" calcext:value-type="float">
            <text:p>2324</text:p>
          </table:table-cell>
          <table:table-cell table:formula="of:=[.B240]/17179777" office:value-type="float" office:value="0.000135275329825294" calcext:value-type="float">
            <text:p>0.000135275329825</text:p>
          </table:table-cell>
          <table:table-cell table:formula="of:=[.C240]*100" office:value-type="float" office:value="0.0135275329825294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lexus-gs-sales-figures.html" xlink:type="simple">Lexus GS</text:a></text:p>
          </table:table-cell>
          <table:table-cell table:style-name="ce2" office:value-type="float" office:value="6604" calcext:value-type="float">
            <text:p>6604</text:p>
          </table:table-cell>
          <table:table-cell table:formula="of:=[.B241]/17179777" office:value-type="float" office:value="0.000384405455321102" calcext:value-type="float">
            <text:p>0.000384405455321</text:p>
          </table:table-cell>
          <table:table-cell table:formula="of:=[.C241]*100" office:value-type="float" office:value="0.0384405455321102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fiat-500-sales-figures.html" xlink:type="simple">Fiat 500</text:a></text:p>
          </table:table-cell>
          <table:table-cell table:style-name="ce2" office:value-type="float" office:value="5370" calcext:value-type="float">
            <text:p>5370</text:p>
          </table:table-cell>
          <table:table-cell table:formula="of:=[.B242]/17179777" office:value-type="float" office:value="0.000312576816334694" calcext:value-type="float">
            <text:p>0.000312576816335</text:p>
          </table:table-cell>
          <table:table-cell table:formula="of:=[.C242]*100" office:value-type="float" office:value="0.0312576816334694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infiniti-qx30-sales-stats-usa-canada-monthly-yearly.html" xlink:type="simple">Infiniti QX30</text:a></text:p>
          </table:table-cell>
          <table:table-cell table:style-name="ce2" office:value-type="float" office:value="8101" calcext:value-type="float">
            <text:p>8101</text:p>
          </table:table-cell>
          <table:table-cell table:formula="of:=[.B243]/17179777" office:value-type="float" office:value="0.000471542791271388" calcext:value-type="float">
            <text:p>0.000471542791271</text:p>
          </table:table-cell>
          <table:table-cell table:formula="of:=[.C243]*100" office:value-type="float" office:value="0.0471542791271389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a8-sales-figures.html" xlink:type="simple">Audi A8</text:a></text:p>
          </table:table-cell>
          <table:table-cell table:style-name="ce2" office:value-type="float" office:value="1599" calcext:value-type="float">
            <text:p>1599</text:p>
          </table:table-cell>
          <table:table-cell table:formula="of:=[.B244]/17179777" office:value-type="float" office:value="0.000093074549221448" calcext:value-type="float">
            <text:p>9.3074549221448E-05</text:p>
          </table:table-cell>
          <table:table-cell table:formula="of:=[.C244]*100" office:value-type="float" office:value="0.0093074549221448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z4-sales-figures.html" xlink:type="simple">BMW Z4</text:a></text:p>
          </table:table-cell>
          <table:table-cell table:style-name="ce2" office:value-type="float" office:value="4" calcext:value-type="float">
            <text:p>4</text:p>
          </table:table-cell>
          <table:table-cell table:formula="of:=[.B245]/17179777" office:value-type="float" office:value="0.000000232831892986737" calcext:value-type="float">
            <text:p>2.32831892986737E-07</text:p>
          </table:table-cell>
          <table:table-cell table:formula="of:=[.C245]*100" office:value-type="float" office:value="0.0000232831892986737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://www.goodcarbarcar.net/" xlink:type="simple">Toyota Supra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46]/17179777" office:value-type="float" office:value="0" calcext:value-type="float">
            <text:p>0</text:p>
          </table:table-cell>
          <table:table-cell table:formula="of:=[.C246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8/02/mitsubishi-outlander-phev-sales-figures/" xlink:type="simple">Mitsubishi Outlander PHEV</text:a></text:p>
          </table:table-cell>
          <table:table-cell table:style-name="ce2" office:value-type="float" office:value="3866" calcext:value-type="float">
            <text:p>3866</text:p>
          </table:table-cell>
          <table:table-cell table:formula="of:=[.B247]/17179777" office:value-type="float" office:value="0.000225032024571681" calcext:value-type="float">
            <text:p>0.000225032024572</text:p>
          </table:table-cell>
          <table:table-cell table:formula="of:=[.C247]*100" office:value-type="float" office:value="0.0225032024571681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fiat-124-spider-sales-stats-usa-canada-monthly-yearly.html" xlink:type="simple">Fiat 124 Spider</text:a></text:p>
          </table:table-cell>
          <table:table-cell table:style-name="ce2" office:value-type="float" office:value="3515" calcext:value-type="float">
            <text:p>3515</text:p>
          </table:table-cell>
          <table:table-cell table:formula="of:=[.B248]/17179777" office:value-type="float" office:value="0.000204601025962095" calcext:value-type="float">
            <text:p>0.000204601025962</text:p>
          </table:table-cell>
          <table:table-cell table:formula="of:=[.C248]*100" office:value-type="float" office:value="0.0204601025962095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Jaguar I-Pace</text:a></text:p>
          </table:table-cell>
          <table:table-cell table:style-name="ce2" office:value-type="float" office:value="393" calcext:value-type="float">
            <text:p>393</text:p>
          </table:table-cell>
          <table:table-cell table:formula="of:=[.B249]/17179777" office:value-type="float" office:value="0.0000228757334859469" calcext:value-type="float">
            <text:p>2.28757334859469E-05</text:p>
          </table:table-cell>
          <table:table-cell table:formula="of:=[.C249]*100" office:value-type="float" office:value="0.00228757334859469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1/infiniti-q70-sales-figures-usa-canada.html" xlink:type="simple">Infiniti Q70</text:a></text:p>
          </table:table-cell>
          <table:table-cell table:style-name="ce2" office:value-type="float" office:value="4479" calcext:value-type="float">
            <text:p>4479</text:p>
          </table:table-cell>
          <table:table-cell table:formula="of:=[.B250]/17179777" office:value-type="float" office:value="0.000260713512171898" calcext:value-type="float">
            <text:p>0.000260713512172</text:p>
          </table:table-cell>
          <table:table-cell table:formula="of:=[.C250]*100" office:value-type="float" office:value="0.0260713512171898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1/buick-cascada-sales-figures-usa.html" xlink:type="simple">Buick Cascada</text:a></text:p>
          </table:table-cell>
          <table:table-cell table:style-name="ce2" office:value-type="float" office:value="4628" calcext:value-type="float">
            <text:p>4628</text:p>
          </table:table-cell>
          <table:table-cell table:formula="of:=[.B251]/17179777" office:value-type="float" office:value="0.000269386500185654" calcext:value-type="float">
            <text:p>0.000269386500186</text:p>
          </table:table-cell>
          <table:table-cell table:formula="of:=[.C251]*100" office:value-type="float" office:value="0.0269386500185654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6/fiat-500x-usa-canada-monthly-yearly-sales-figures.html" xlink:type="simple">Fiat 500X</text:a></text:p>
          </table:table-cell>
          <table:table-cell table:style-name="ce2" office:value-type="float" office:value="5223" calcext:value-type="float">
            <text:p>5223</text:p>
          </table:table-cell>
          <table:table-cell table:formula="of:=[.B252]/17179777" office:value-type="float" office:value="0.000304020244267431" calcext:value-type="float">
            <text:p>0.000304020244267</text:p>
          </table:table-cell>
          <table:table-cell table:formula="of:=[.C252]*100" office:value-type="float" office:value="0.0304020244267431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Volkswagen Arteon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53]/17179777" office:value-type="float" office:value="0" calcext:value-type="float">
            <text:p>0</text:p>
          </table:table-cell>
          <table:table-cell table:formula="of:=[.C253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370z-sales-figures.html" xlink:type="simple">Nissan 370Z</text:a></text:p>
          </table:table-cell>
          <table:table-cell table:style-name="ce2" office:value-type="float" office:value="3468" calcext:value-type="float">
            <text:p>3468</text:p>
          </table:table-cell>
          <table:table-cell table:formula="of:=[.B254]/17179777" office:value-type="float" office:value="0.000201865251219501" calcext:value-type="float">
            <text:p>0.00020186525122</text:p>
          </table:table-cell>
          <table:table-cell table:formula="of:=[.C254]*100" office:value-type="float" office:value="0.0201865251219501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2/05/subaru-brz-sales-figures.html" xlink:type="simple">Subaru BRZ</text:a></text:p>
          </table:table-cell>
          <table:table-cell table:style-name="ce2" office:value-type="float" office:value="3834" calcext:value-type="float">
            <text:p>3834</text:p>
          </table:table-cell>
          <table:table-cell table:formula="of:=[.B255]/17179777" office:value-type="float" office:value="0.000223169369427787" calcext:value-type="float">
            <text:p>0.000223169369428</text:p>
          </table:table-cell>
          <table:table-cell table:formula="of:=[.C255]*100" office:value-type="float" office:value="0.0223169369427787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6/jaguar-f-type-sales-figures-usa-canada.html" xlink:type="simple">Jaguar F-Type</text:a></text:p>
          </table:table-cell>
          <table:table-cell table:style-name="ce2" office:value-type="float" office:value="2268" calcext:value-type="float">
            <text:p>2268</text:p>
          </table:table-cell>
          <table:table-cell table:formula="of:=[.B256]/17179777" office:value-type="float" office:value="0.00013201568332348" calcext:value-type="float">
            <text:p>0.000132015683323</text:p>
          </table:table-cell>
          <table:table-cell table:formula="of:=[.C256]*100" office:value-type="float" office:value="0.013201568332348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1/genesis-g90-sales-stats-hyundai-monthly-yearly.html" xlink:type="simple">Genesis G90</text:a></text:p>
          </table:table-cell>
          <table:table-cell table:style-name="ce2" office:value-type="float" office:value="2136" calcext:value-type="float">
            <text:p>2136</text:p>
          </table:table-cell>
          <table:table-cell table:formula="of:=[.B257]/17179777" office:value-type="float" office:value="0.000124332230854917" calcext:value-type="float">
            <text:p>0.000124332230855</text:p>
          </table:table-cell>
          <table:table-cell table:formula="of:=[.C257]*100" office:value-type="float" office:value="0.0124332230854917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slk-class-sales-figures.html" xlink:type="simple">Mercedes-Benz SLC-Class</text:a></text:p>
          </table:table-cell>
          <table:table-cell table:style-name="ce2" office:value-type="float" office:value="1993" calcext:value-type="float">
            <text:p>1993</text:p>
          </table:table-cell>
          <table:table-cell table:formula="of:=[.B258]/17179777" office:value-type="float" office:value="0.000116008490680642" calcext:value-type="float">
            <text:p>0.000116008490681</text:p>
          </table:table-cell>
          <table:table-cell table:formula="of:=[.C258]*100" office:value-type="float" office:value="0.0116008490680642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mercedes-benz-sl-class-sales-figures.html" xlink:type="simple">Mercedes-Benz SL-Class</text:a></text:p>
          </table:table-cell>
          <table:table-cell table:style-name="ce2" office:value-type="float" office:value="2126" calcext:value-type="float">
            <text:p>2126</text:p>
          </table:table-cell>
          <table:table-cell table:formula="of:=[.B259]/17179777" office:value-type="float" office:value="0.000123750151122451" calcext:value-type="float">
            <text:p>0.000123750151122</text:p>
          </table:table-cell>
          <table:table-cell table:formula="of:=[.C259]*100" office:value-type="float" office:value="0.0123750151122451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5/kia-cadenza-sales-figures-usa-canada.html" xlink:type="simple">Kia Cadenza</text:a></text:p>
          </table:table-cell>
          <table:table-cell table:style-name="ce2" office:value-type="float" office:value="4507" calcext:value-type="float">
            <text:p>4507</text:p>
          </table:table-cell>
          <table:table-cell table:formula="of:=[.B260]/17179777" office:value-type="float" office:value="0.000262343335422806" calcext:value-type="float">
            <text:p>0.000262343335423</text:p>
          </table:table-cell>
          <table:table-cell table:formula="of:=[.C260]*100" office:value-type="float" office:value="0.0262343335422806" calcext:value-type="float">
            <text:p>0.03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09/toyota-mirai-sales-figures-usa-canada-monthly-yearly.html" xlink:type="simple">Toyota Mirai</text:a></text:p>
          </table:table-cell>
          <table:table-cell table:style-name="ce2" office:value-type="float" office:value="1689" calcext:value-type="float">
            <text:p>1689</text:p>
          </table:table-cell>
          <table:table-cell table:formula="of:=[.B261]/17179777" office:value-type="float" office:value="0.0000983132668136496" calcext:value-type="float">
            <text:p>9.83132668136496E-05</text:p>
          </table:table-cell>
          <table:table-cell table:formula="of:=[.C261]*100" office:value-type="float" office:value="0.00983132668136495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tt-sales-figures.html" xlink:type="simple">Audi TT</text:a></text:p>
          </table:table-cell>
          <table:table-cell table:style-name="ce2" office:value-type="float" office:value="1289" calcext:value-type="float">
            <text:p>1289</text:p>
          </table:table-cell>
          <table:table-cell table:formula="of:=[.B262]/17179777" office:value-type="float" office:value="0.0000750300775149759" calcext:value-type="float">
            <text:p>7.50300775149759E-05</text:p>
          </table:table-cell>
          <table:table-cell table:formula="of:=[.C262]*100" office:value-type="float" office:value="0.00750300775149759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jaguar-xf-sales-figures.html" xlink:type="simple">Jaguar XF</text:a></text:p>
          </table:table-cell>
          <table:table-cell table:style-name="ce2" office:value-type="float" office:value="2208" calcext:value-type="float">
            <text:p>2208</text:p>
          </table:table-cell>
          <table:table-cell table:formula="of:=[.B263]/17179777" office:value-type="float" office:value="0.000128523204928679" calcext:value-type="float">
            <text:p>0.000128523204929</text:p>
          </table:table-cell>
          <table:table-cell table:formula="of:=[.C263]*100" office:value-type="float" office:value="0.0128523204928679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5/10/usa-canada-lexus-lc500-sales-stats-monthly-yearly.html" xlink:type="simple">Lexus LC</text:a></text:p>
          </table:table-cell>
          <table:table-cell table:style-name="ce2" office:value-type="float" office:value="1979" calcext:value-type="float">
            <text:p>1979</text:p>
          </table:table-cell>
          <table:table-cell table:formula="of:=[.B264]/17179777" office:value-type="float" office:value="0.000115193579055188" calcext:value-type="float">
            <text:p>0.000115193579055</text:p>
          </table:table-cell>
          <table:table-cell table:formula="of:=[.C264]*100" office:value-type="float" office:value="0.0115193579055188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Mercedes-Benz GLB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65]/17179777" office:value-type="float" office:value="0" calcext:value-type="float">
            <text:p>0</text:p>
          </table:table-cell>
          <table:table-cell table:formula="of:=[.C265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bmw-6-series-sales-figures.html" xlink:type="simple">BMW 6-Series</text:a></text:p>
          </table:table-cell>
          <table:table-cell table:style-name="ce2" office:value-type="float" office:value="3762" calcext:value-type="float">
            <text:p>3762</text:p>
          </table:table-cell>
          <table:table-cell table:formula="of:=[.B266]/17179777" office:value-type="float" office:value="0.000218978395354026" calcext:value-type="float">
            <text:p>0.000218978395354</text:p>
          </table:table-cell>
          <table:table-cell table:formula="of:=[.C266]*100" office:value-type="float" office:value="0.0218978395354026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adillac-ats-sales-figures.html" xlink:type="simple">Cadillac ATS</text:a></text:p>
          </table:table-cell>
          <table:table-cell table:style-name="ce2" office:value-type="float" office:value="10860" calcext:value-type="float">
            <text:p>10860</text:p>
          </table:table-cell>
          <table:table-cell table:formula="of:=[.B267]/17179777" office:value-type="float" office:value="0.00063213858945899" calcext:value-type="float">
            <text:p>0.000632138589459</text:p>
          </table:table-cell>
          <table:table-cell table:formula="of:=[.C267]*100" office:value-type="float" office:value="0.063213858945899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bmw-i8-sales-figures-usa-canada.html" xlink:type="simple">BMW i8</text:a></text:p>
          </table:table-cell>
          <table:table-cell table:style-name="ce2" office:value-type="float" office:value="772" calcext:value-type="float">
            <text:p>772</text:p>
          </table:table-cell>
          <table:table-cell table:formula="of:=[.B268]/17179777" office:value-type="float" office:value="0.0000449365553464402" calcext:value-type="float">
            <text:p>4.49365553464402E-05</text:p>
          </table:table-cell>
          <table:table-cell table:formula="of:=[.C268]*100" office:value-type="float" office:value="0.00449365553464402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Hyundai Venue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69]/17179777" office:value-type="float" office:value="0" calcext:value-type="float">
            <text:p>0</text:p>
          </table:table-cell>
          <table:table-cell table:formula="of:=[.C269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3/acura-rlx-sales-figures-usa-canada.html" xlink:type="simple">Acura RLX</text:a></text:p>
          </table:table-cell>
          <table:table-cell table:style-name="ce2" office:value-type="float" office:value="1931" calcext:value-type="float">
            <text:p>1931</text:p>
          </table:table-cell>
          <table:table-cell table:formula="of:=[.B270]/17179777" office:value-type="float" office:value="0.000112399596339347" calcext:value-type="float">
            <text:p>0.000112399596339</text:p>
          </table:table-cell>
          <table:table-cell table:formula="of:=[.C270]*100" office:value-type="float" office:value="0.0112399596339347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Mazda CX-30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71]/17179777" office:value-type="float" office:value="0" calcext:value-type="float">
            <text:p>0</text:p>
          </table:table-cell>
          <table:table-cell table:formula="of:=[.C271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fiat-500l-sales-figures-usa-canada.html" xlink:type="simple">Fiat 500L</text:a></text:p>
          </table:table-cell>
          <table:table-cell table:style-name="ce2" office:value-type="float" office:value="1413" calcext:value-type="float">
            <text:p>1413</text:p>
          </table:table-cell>
          <table:table-cell table:formula="of:=[.B272]/17179777" office:value-type="float" office:value="0.0000822478661975647" calcext:value-type="float">
            <text:p>8.22478661975647E-05</text:p>
          </table:table-cell>
          <table:table-cell table:formula="of:=[.C272]*100" office:value-type="float" office:value="0.00822478661975647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5/ford-gt-sales-figures-usa-canada.html" xlink:type="simple">Ford GT</text:a></text:p>
          </table:table-cell>
          <table:table-cell table:style-name="ce2" office:value-type="float" office:value="126" calcext:value-type="float">
            <text:p>126</text:p>
          </table:table-cell>
          <table:table-cell table:formula="of:=[.B273]/17179777" office:value-type="float" office:value="0.00000733420462908221" calcext:value-type="float">
            <text:p>7.33420462908221E-06</text:p>
          </table:table-cell>
          <table:table-cell table:formula="of:=[.C273]*100" office:value-type="float" office:value="0.000733420462908221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audi-r8-sales-figures.html" xlink:type="simple">Audi R8</text:a></text:p>
          </table:table-cell>
          <table:table-cell table:style-name="ce2" office:value-type="float" office:value="927" calcext:value-type="float">
            <text:p>927</text:p>
          </table:table-cell>
          <table:table-cell table:formula="of:=[.B274]/17179777" office:value-type="float" office:value="0.0000539587911996762" calcext:value-type="float">
            <text:p>5.39587911996762E-05</text:p>
          </table:table-cell>
          <table:table-cell table:formula="of:=[.C274]*100" office:value-type="float" office:value="0.00539587911996762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3/kia-k900-sales-figures-usa-canada.html" xlink:type="simple">Kia K900</text:a></text:p>
          </table:table-cell>
          <table:table-cell table:style-name="ce2" office:value-type="float" office:value="354" calcext:value-type="float">
            <text:p>354</text:p>
          </table:table-cell>
          <table:table-cell table:formula="of:=[.B275]/17179777" office:value-type="float" office:value="0.0000206056225293262" calcext:value-type="float">
            <text:p>2.06056225293262E-05</text:p>
          </table:table-cell>
          <table:table-cell table:formula="of:=[.C275]*100" office:value-type="float" office:value="0.00206056225293262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nissan-gt-r-sales-figures.html" xlink:type="simple">Nissan GT-R</text:a></text:p>
          </table:table-cell>
          <table:table-cell table:style-name="ce2" office:value-type="float" office:value="538" calcext:value-type="float">
            <text:p>538</text:p>
          </table:table-cell>
          <table:table-cell table:formula="of:=[.B276]/17179777" office:value-type="float" office:value="0.0000313158896067161" calcext:value-type="float">
            <text:p>3.13158896067161E-05</text:p>
          </table:table-cell>
          <table:table-cell table:formula="of:=[.C276]*100" office:value-type="float" office:value="0.00313158896067161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://www.goodcarbarcar.net/" xlink:type="simple">Hyundai Nexo</text:a></text:p>
          </table:table-cell>
          <table:table-cell table:style-name="ce2" office:value-type="float" office:value="8" calcext:value-type="float">
            <text:p>8</text:p>
          </table:table-cell>
          <table:table-cell table:formula="of:=[.B277]/17179777" office:value-type="float" office:value="0.000000465663785973473" calcext:value-type="float">
            <text:p>4.65663785973473E-07</text:p>
          </table:table-cell>
          <table:table-cell table:formula="of:=[.C277]*100" office:value-type="float" office:value="0.0000465663785973473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3/07/acura-nsx-sales-figures-usa-canada.html" xlink:type="simple">Acura NSX</text:a></text:p>
          </table:table-cell>
          <table:table-cell table:style-name="ce2" office:value-type="float" office:value="170" calcext:value-type="float">
            <text:p>170</text:p>
          </table:table-cell>
          <table:table-cell table:formula="of:=[.B278]/17179777" office:value-type="float" office:value="0.00000989535545193631" calcext:value-type="float">
            <text:p>9.89535545193631E-06</text:p>
          </table:table-cell>
          <table:table-cell table:formula="of:=[.C278]*100" office:value-type="float" office:value="0.000989535545193631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touareg-sales-figures.html" xlink:type="simple">Volkswagen Touareg</text:a></text:p>
          </table:table-cell>
          <table:table-cell table:style-name="ce2" office:value-type="float" office:value="2022" calcext:value-type="float">
            <text:p>2022</text:p>
          </table:table-cell>
          <table:table-cell table:formula="of:=[.B279]/17179777" office:value-type="float" office:value="0.000117696521904795" calcext:value-type="float">
            <text:p>0.000117696521905</text:p>
          </table:table-cell>
          <table:table-cell table:formula="of:=[.C279]*100" office:value-type="float" office:value="0.0117696521904795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4/09/alfa-romeo-4c-sales-figures-usa-canada.html" xlink:type="simple">Alfa Romeo 4C</text:a></text:p>
          </table:table-cell>
          <table:table-cell table:style-name="ce2" office:value-type="float" office:value="238" calcext:value-type="float">
            <text:p>238</text:p>
          </table:table-cell>
          <table:table-cell table:formula="of:=[.B280]/17179777" office:value-type="float" office:value="0.0000138534976327108" calcext:value-type="float">
            <text:p>1.38534976327108E-05</text:p>
          </table:table-cell>
          <table:table-cell table:formula="of:=[.C280]*100" office:value-type="float" office:value="0.00138534976327108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Porsche Taycan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81]/17179777" office:value-type="float" office:value="0" calcext:value-type="float">
            <text:p>0</text:p>
          </table:table-cell>
          <table:table-cell table:formula="of:=[.C281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volkswagen-cc-sales-figures.html" xlink:type="simple">Volkswagen CC</text:a></text:p>
          </table:table-cell>
          <table:table-cell table:style-name="ce2" office:value-type="float" office:value="455" calcext:value-type="float">
            <text:p>455</text:p>
          </table:table-cell>
          <table:table-cell table:formula="of:=[.B282]/17179777" office:value-type="float" office:value="0.0000264846278272413" calcext:value-type="float">
            <text:p>2.64846278272413E-05</text:p>
          </table:table-cell>
          <table:table-cell table:formula="of:=[.C282]*100" office:value-type="float" office:value="0.00264846278272413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chrysler-200-sales-figures.html" xlink:type="simple">Chrysler 200</text:a></text:p>
          </table:table-cell>
          <table:table-cell table:style-name="ce2" office:value-type="float" office:value="1043" calcext:value-type="float">
            <text:p>1043</text:p>
          </table:table-cell>
          <table:table-cell table:formula="of:=[.B283]/17179777" office:value-type="float" office:value="0.0000607109160962916" calcext:value-type="float">
            <text:p>6.07109160962916E-05</text:p>
          </table:table-cell>
          <table:table-cell table:formula="of:=[.C283]*100" office:value-type="float" office:value="0.00607109160962916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" xlink:type="simple">Cadillac CT5</text:a></text:p>
          </table:table-cell>
          <table:table-cell table:style-name="ce2" office:value-type="float" office:value="0" calcext:value-type="float">
            <text:p>0</text:p>
          </table:table-cell>
          <table:table-cell table:formula="of:=[.B284]/17179777" office:value-type="float" office:value="0" calcext:value-type="float">
            <text:p>0</text:p>
          </table:table-cell>
          <table:table-cell table:formula="of:=[.C284]*100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01/jeep-patriot-sales-figures.html" xlink:type="simple">Jeep Patriot</text:a></text:p>
          </table:table-cell>
          <table:table-cell table:style-name="ce2" office:value-type="float" office:value="621" calcext:value-type="float">
            <text:p>621</text:p>
          </table:table-cell>
          <table:table-cell table:formula="of:=[.B285]/17179777" office:value-type="float" office:value="0.0000361471513861909" calcext:value-type="float">
            <text:p>3.61471513861909E-05</text:p>
          </table:table-cell>
          <table:table-cell table:formula="of:=[.C285]*100" office:value-type="float" office:value="0.00361471513861909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<text:a xlink:href="https://www.goodcarbadcar.net/2011/12/dodge-dart-sales-figures.html" xlink:type="simple">Dodge Dart</text:a></text:p>
          </table:table-cell>
          <table:table-cell table:style-name="ce2" office:value-type="float" office:value="389" calcext:value-type="float">
            <text:p>389</text:p>
          </table:table-cell>
          <table:table-cell table:formula="of:=[.B286]/17179777" office:value-type="float" office:value="0.0000226429015929601" calcext:value-type="float">
            <text:p>2.26429015929601E-05</text:p>
          </table:table-cell>
          <table:table-cell table:formula="of:=[.C286]*100" office:value-type="float" office:value="0.00226429015929601" calcext:value-type="float">
            <text:p>0.00</text:p>
          </table:table-cell>
        </table:table-row>
        <table:table-row table:style-name="ro1">
          <table:table-cell/>
          <table:table-cell table:formula="of:=SUM([.B2:.B286])" office:value-type="float" office:value="17179777" calcext:value-type="float">
            <text:p>17179777</text:p>
          </table:table-cell>
          <table:table-cell table:number-columns-repeated="2"/>
        </table:table-row>
        <table:table-row table:style-name="ro1" table:number-rows-repeated="104828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0:21:01.342880957</meta:creation-date>
    <dc:date>2020-04-09T10:28:25.060352226</dc:date>
    <meta:editing-duration>PT7M27S</meta:editing-duration>
    <meta:editing-cycles>1</meta:editing-cycles>
    <meta:document-statistic meta:table-count="1" meta:cell-count="1144" meta:object-count="0"/>
    <meta:generator>LibreOffice/6.0.7.3$Linux_X86_64 LibreOffice_project/00m0$Build-3</meta:generator>
  </office:meta>
</office:document-meta>
</file>